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0"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7"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Code_20_Indented">
      <style:paragraph-properties fo:margin-left="0in" fo:margin-right="0in" fo:text-indent="0in" style:auto-text-indent="false"/>
    </style:style>
    <style:style style:name="P19"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20"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1"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2"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3" style:family="paragraph" style:parent-style-name="Default_20_Text">
      <style:paragraph-properties fo:margin-left="0in" fo:margin-right="0in" fo:text-indent="0in" style:auto-text-indent="false"/>
    </style:style>
    <style:style style:name="P24"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5"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6" style:family="paragraph" style:parent-style-name="Date">
      <style:paragraph-properties fo:margin-left="2.5in" fo:margin-right="0in" fo:text-indent="0in" style:auto-text-indent="false"/>
    </style:style>
    <style:style style:name="P2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9" style:family="paragraph" style:parent-style-name="Default_20_Text">
      <style:paragraph-properties fo:text-align="start" style:justify-single-word="false" style:text-autospace="none"/>
    </style:style>
    <style:style style:name="P30" style:family="paragraph" style:parent-style-name="Default_20_Text">
      <style:text-properties fo:font-weight="bold"/>
    </style:style>
    <style:style style:name="P31" style:family="paragraph" style:parent-style-name="Default_20_Text">
      <style:text-properties style:font-name="Times New Roman2" fo:font-size="12pt" style:font-name-asian="Times New Roman2" style:font-size-asian="12pt" style:font-name-complex="Times New Roman2" style:font-size-complex="12pt"/>
    </style:style>
    <style:style style:name="P32"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3" style:family="paragraph" style:parent-style-name="Default_20_Text">
      <style:text-properties style:font-name="Helvetica" fo:font-size="10pt" style:font-name-asian="Helvetica" style:font-size-asian="10pt" style:font-name-complex="Helvetica" style:font-size-complex="10pt"/>
    </style:style>
    <style:style style:name="P34"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5" style:family="paragraph" style:parent-style-name="Default_20_Text">
      <style:text-properties style:font-name="Times New Roman"/>
    </style:style>
    <style:style style:name="P36" style:family="paragraph" style:parent-style-name="Default_20_Text">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8"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8"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9"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5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Default_20_Text">
      <style:paragraph-properties fo:margin-left="0.5in" fo:margin-right="0in" fo:text-indent="0in" style:auto-text-indent="false"/>
    </style:style>
    <style:style style:name="P54"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55" style:family="paragraph" style:parent-style-name="Heading_20_3">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style>
    <style:style style:name="P57" style:family="paragraph" style:parent-style-name="Standard">
      <style:paragraph-properties fo:margin-left="0.5in" fo:margin-right="0in" fo:text-indent="0in" style:auto-text-indent="false"/>
      <style:text-properties fo:font-weight="bold" style:font-weight-asian="bold" style:font-weight-complex="bold"/>
    </style:style>
    <style:style style:name="P58" style:family="paragraph" style:parent-style-name="Code_20_Indented">
      <style:paragraph-properties fo:margin-left="0.5in" fo:margin-right="0in" fo:text-indent="0in" style:auto-text-indent="false"/>
    </style:style>
    <style:style style:name="P59" style:family="paragraph" style:parent-style-name="Text_20_Body_20_Single">
      <style:paragraph-properties fo:margin-top="0in" fo:margin-bottom="0in"/>
    </style:style>
    <style:style style:name="P60" style:family="paragraph" style:parent-style-name="Text_20_Body_20_Single">
      <style:paragraph-properties fo:margin-top="0in" fo:margin-bottom="0in"/>
      <style:text-properties style:font-name="Times New Roman"/>
    </style:style>
    <style:style style:name="P61" style:family="paragraph" style:parent-style-name="Text_20_Body_20_Single">
      <style:paragraph-properties fo:margin-top="0in" fo:margin-bottom="0in"/>
      <style:text-properties style:font-name="Times New Roman" fo:font-weight="normal"/>
    </style:style>
    <style:style style:name="P62"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3"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4" style:family="paragraph" style:parent-style-name="Text_20_Body_20_Single">
      <style:paragraph-properties fo:margin-top="0in" fo:margin-bottom="0in"/>
      <style:text-properties fo:font-style="italic" style:font-style-asian="italic" style:font-style-complex="italic"/>
    </style:style>
    <style:style style:name="P6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6" style:family="paragraph" style:parent-style-name="Default_20_Text">
      <style:paragraph-properties fo:margin-left="1in" fo:margin-right="0in" fo:text-indent="0in" style:auto-text-indent="false"/>
    </style:style>
    <style:style style:name="P67"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9" style:family="paragraph" style:parent-style-name="Code_20_Indented">
      <style:paragraph-properties fo:margin-left="0.5in" fo:margin-right="0in" fo:text-indent="-0.25in" style:auto-text-indent="false"/>
    </style:style>
    <style:style style:name="P70" style:family="paragraph" style:parent-style-name="Body_20_Text_20_First_20_Indent">
      <style:paragraph-properties fo:margin-left="0.5in" fo:margin-right="0in" fo:text-indent="-0.25in" style:auto-text-indent="false"/>
      <style:text-properties fo:font-weight="bold"/>
    </style:style>
    <style:style style:name="P71" style:family="paragraph" style:parent-style-name="Code_20_Indented">
      <style:paragraph-properties fo:text-align="start" style:justify-single-word="false" style:text-autospace="none"/>
    </style:style>
    <style:style style:name="P72" style:family="paragraph" style:parent-style-name="Code_20_Indented">
      <style:text-properties style:font-name="Times New Roman1" fo:font-size="12pt" style:font-name-asian="Helvetica" style:font-size-asian="12pt" style:font-name-complex="Helvetica" style:font-size-complex="12pt"/>
    </style:style>
    <style:style style:name="P73"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4" style:family="paragraph" style:parent-style-name="Code_20_Indented">
      <style:text-properties style:font-name-asian="BookMasterGothic-Roman" style:font-name-complex="BookMasterGothic-Roman"/>
    </style:style>
    <style:style style:name="P7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7" style:family="paragraph" style:parent-style-name="Code_20_Indented">
      <style:text-properties style:font-name="Helvetica" fo:font-size="10pt" style:font-name-asian="Helvetica" style:font-size-asian="10pt" style:font-name-complex="Helvetica" style:font-size-complex="10pt"/>
    </style:style>
    <style:style style:name="P78" style:family="paragraph" style:parent-style-name="Code_20_Indented">
      <style:text-properties fo:color="#000000" style:font-name="Courier New1" fo:font-size="10pt" style:font-name-asian="Courier" style:font-size-asian="10pt" style:font-name-complex="Courier" style:font-size-complex="10pt"/>
    </style:style>
    <style:style style:name="P79"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80" style:family="paragraph" style:parent-style-name="Code_20_Indented">
      <style:text-properties fo:color="#000000" style:font-name-asian="Courier" style:font-name-complex="Courier"/>
    </style:style>
    <style:style style:name="P81" style:family="paragraph" style:parent-style-name="Code_20_Indented">
      <style:paragraph-properties fo:margin-left="1in" fo:margin-right="0in" fo:text-indent="-0.25in" style:auto-text-indent="false"/>
    </style:style>
    <style:style style:name="P82"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83"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84"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85"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8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87"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88" style:family="paragraph" style:parent-style-name="Code_20_Indented">
      <style:paragraph-properties fo:margin-left="0.25in" fo:margin-right="0in" fo:text-indent="0in" style:auto-text-indent="false"/>
    </style:style>
    <style:style style:name="P8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90" style:family="paragraph" style:parent-style-name="Body_20_Text_20_First_20_Indent">
      <style:paragraph-properties fo:margin-left="0.5in" fo:margin-right="0in" fo:text-indent="0.1457in" style:auto-text-indent="false"/>
    </style:style>
    <style:style style:name="P91" style:family="paragraph" style:parent-style-name="Heading_20_2">
      <style:text-properties style:font-name="Arial" fo:font-size="14pt" style:font-name-asian="Helvetica" style:font-size-asian="14pt" style:font-name-complex="Helvetica" style:font-size-complex="14pt"/>
    </style:style>
    <style:style style:name="P92" style:family="paragraph" style:parent-style-name="Heading_20_2">
      <style:text-properties fo:font-weight="bold"/>
    </style:style>
    <style:style style:name="P93"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9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9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96" style:family="paragraph" style:parent-style-name="Standard">
      <style:text-properties style:font-name="Times New Roman"/>
    </style:style>
    <style:style style:name="P97" style:family="paragraph" style:parent-style-name="Standard">
      <style:text-properties fo:font-weight="bold"/>
    </style:style>
    <style:style style:name="P98" style:family="paragraph" style:parent-style-name="Text_20_body">
      <style:text-properties fo:color="#000000"/>
    </style:style>
    <style:style style:name="P99" style:family="paragraph" style:parent-style-name="Text_20_body">
      <style:text-properties fo:color="#000000" style:font-name="TimesNewRomanPS-ItalicMT" fo:font-style="italic"/>
    </style:style>
    <style:style style:name="P100" style:family="paragraph" style:parent-style-name="Text_20_body">
      <style:text-properties fo:color="#000000" style:font-name="TimesNewRomanPS-ItalicMT" fo:font-size="10pt" fo:font-style="italic"/>
    </style:style>
    <style:style style:name="P101" style:family="paragraph" style:parent-style-name="Text_20_body">
      <style:text-properties fo:color="#000000" style:font-name="TimesNewRomanPS-ItalicMT" fo:font-style="normal"/>
    </style:style>
    <style:style style:name="P102" style:family="paragraph" style:parent-style-name="Text_20_body">
      <style:text-properties fo:color="#000000" style:font-name="TimesNewRomanPS-ItalicMT" fo:font-style="normal" fo:font-weight="bold"/>
    </style:style>
    <style:style style:name="P103" style:family="paragraph" style:parent-style-name="Text_20_body">
      <style:text-properties fo:color="#000000" style:font-name="TimesNewRomanPS-ItalicMT" fo:font-style="normal" fo:font-weight="normal"/>
    </style:style>
    <style:style style:name="P104" style:family="paragraph" style:parent-style-name="Text_20_body">
      <style:text-properties fo:color="#000000" style:font-name="TimesNewRomanPSMT1"/>
    </style:style>
    <style:style style:name="P105" style:family="paragraph" style:parent-style-name="Text_20_body">
      <style:text-properties fo:color="#000000" style:font-name="CourierNewPSMT" fo:font-size="10pt"/>
    </style:style>
    <style:style style:name="P106" style:family="paragraph" style:parent-style-name="Text_20_body">
      <style:text-properties fo:color="#000000" style:font-name="CourierNewPSMT" fo:font-size="9pt"/>
    </style:style>
    <style:style style:name="P107" style:family="paragraph" style:parent-style-name="Text_20_body">
      <style:text-properties fo:color="#000000" style:font-name="CourierNewPS-ItalicMT" fo:font-size="10pt" fo:font-style="italic"/>
    </style:style>
    <style:style style:name="P108" style:family="paragraph" style:parent-style-name="Text_20_body">
      <style:text-properties fo:color="#000000" style:font-name="Helv1" fo:font-size="10pt"/>
    </style:style>
    <style:style style:name="P109" style:family="paragraph" style:parent-style-name="Text_20_body">
      <style:text-properties fo:color="#000000" style:font-name="Times New Roman1" fo:font-weight="normal"/>
    </style:style>
    <style:style style:name="P110" style:family="paragraph" style:parent-style-name="Text_20_body">
      <style:text-properties fo:color="#000000" style:font-name="Times New Roman1" fo:font-style="normal" fo:font-weight="normal"/>
    </style:style>
    <style:style style:name="P111" style:family="paragraph" style:parent-style-name="Text_20_body">
      <style:text-properties fo:color="#000000" style:font-name="Times New Roman1" fo:font-style="normal" fo:font-weight="bold"/>
    </style:style>
    <style:style style:name="P112" style:family="paragraph" style:parent-style-name="Text_20_body">
      <style:text-properties fo:color="#000000" style:font-name="TimesNewRomanPS-BoldMT" fo:font-style="normal" fo:font-weight="bold"/>
    </style:style>
    <style:style style:name="P113" style:family="paragraph" style:parent-style-name="Text_20_body">
      <style:text-properties fo:color="#ff0000" style:text-line-through-style="solid" style:font-name="TimesNewRomanPSMT1"/>
    </style:style>
    <style:style style:name="P114" style:family="paragraph" style:parent-style-name="Text_20_body">
      <style:text-properties fo:color="#ff0000" fo:font-style="normal" fo:font-weight="normal"/>
    </style:style>
    <style:style style:name="P115" style:family="paragraph" style:parent-style-name="Text_20_body">
      <style:text-properties fo:color="#ff9900"/>
    </style:style>
    <style:style style:name="P116" style:family="paragraph" style:parent-style-name="Text_20_body">
      <style:text-properties fo:color="#ff9900" style:font-name="TimesNewRomanPSMT1"/>
    </style:style>
    <style:style style:name="P117" style:family="paragraph" style:parent-style-name="Text_20_body">
      <style:text-properties fo:color="#ff9900" style:font-name="TimesNewRomanPS-ItalicMT" fo:font-style="italic"/>
    </style:style>
    <style:style style:name="P118" style:family="paragraph" style:parent-style-name="Text_20_body">
      <style:text-properties fo:color="#ff9900" style:font-name="CourierNewPSMT" fo:font-size="10pt"/>
    </style:style>
    <style:style style:name="P11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20" style:family="paragraph" style:parent-style-name="Contents_20_2">
      <style:paragraph-properties>
        <style:tab-stops>
          <style:tab-stop style:position="5.5252in" style:type="right" style:leader-style="dotted" style:leader-text="."/>
        </style:tab-stops>
      </style:paragraph-properties>
    </style:style>
    <style:style style:name="P121" style:family="paragraph" style:parent-style-name="Text_20_body">
      <style:text-properties fo:color="#000000"/>
    </style:style>
    <style:style style:name="P122" style:family="paragraph" style:parent-style-name="Text_20_body" style:list-style-name="L10">
      <style:text-properties fo:color="#000000" style:font-name="TimesNewRomanPS-BoldMT" fo:font-weight="bold"/>
    </style:style>
    <style:style style:name="P123" style:family="paragraph" style:parent-style-name="Text_20_body">
      <style:text-properties fo:color="#000000" style:font-name="TimesNewRomanPS-BoldMT" fo:font-style="normal" fo:font-weight="bold"/>
    </style:style>
    <style:style style:name="P124" style:family="paragraph" style:parent-style-name="Text_20_body">
      <style:text-properties fo:color="#000000" style:font-name="TimesNewRomanPS-BoldMT" fo:font-style="normal" fo:font-weight="normal"/>
    </style:style>
    <style:style style:name="P125" style:family="paragraph" style:parent-style-name="Text_20_body" style:list-style-name="L10">
      <style:text-properties fo:font-weight="bold"/>
    </style:style>
    <style:style style:name="P126" style:family="paragraph" style:parent-style-name="Body_20_Text_20_First_20_Indent" style:list-style-name="L6"/>
    <style:style style:name="P127" style:family="paragraph" style:parent-style-name="Body_20_Text_20_First_20_Indent" style:list-style-name="L6"/>
    <style:style style:name="P128" style:family="paragraph" style:parent-style-name="Body_20_Text_20_First_20_Indent" style:list-style-name="L6">
      <style:text-properties fo:font-size="12pt" style:font-size-asian="12pt" style:font-size-complex="12pt"/>
    </style:style>
    <style:style style:name="P129" style:family="paragraph" style:parent-style-name="Body_20_Text_20_First_20_Indent" style:list-style-name="L6">
      <style:text-properties style:font-name="Times New Roman" fo:font-style="normal" style:font-style-asian="normal" style:font-style-complex="normal"/>
    </style:style>
    <style:style style:name="P130" style:family="paragraph" style:parent-style-name="Body_20_Text_20_First_20_Indent" style:list-style-name="L6">
      <style:text-properties style:font-name="Times New Roman" fo:font-style="normal" style:font-style-asian="normal" style:font-style-complex="normal"/>
    </style:style>
    <style:style style:name="P131" style:family="paragraph" style:parent-style-name="Body_20_Text_20_First_20_Indent" style:list-style-name="L6">
      <style:text-properties style:font-name="Times New Roman"/>
    </style:style>
    <style:style style:name="P132" style:family="paragraph" style:parent-style-name="Body_20_Text_20_First_20_Indent" style:list-style-name="L6">
      <style:text-properties style:font-name="Times New Roman"/>
    </style:style>
    <style:style style:name="P133" style:family="paragraph" style:parent-style-name="Body_20_Text_20_First_20_Indent" style:list-style-name="L13"/>
    <style:style style:name="P134" style:family="paragraph" style:parent-style-name="Body_20_Text_20_First_20_Indent" style:list-style-name="L13"/>
    <style:style style:name="P135" style:family="paragraph" style:parent-style-name="Body_20_Text_20_First_20_Indent" style:list-style-name="L13"/>
    <style:style style:name="P136" style:family="paragraph" style:parent-style-name="Body_20_Text_20_First_20_Indent" style:list-style-name="L13"/>
    <style:style style:name="P137" style:family="paragraph" style:parent-style-name="Body_20_Text_20_First_20_Indent" style:list-style-name="L13">
      <style:text-properties fo:font-style="italic" style:font-style-asian="italic" style:font-style-complex="italic"/>
    </style:style>
    <style:style style:name="P138" style:family="paragraph" style:parent-style-name="Body_20_Text_20_First_20_Indent" style:list-style-name="L13"/>
    <style:style style:name="P139" style:family="paragraph" style:parent-style-name="Body_20_Text_20_First_20_Indent" style:list-style-name="L13"/>
    <style:style style:name="P140" style:family="paragraph" style:parent-style-name="Body_20_Text_20_First_20_Indent">
      <style:paragraph-properties fo:margin-left="0in" fo:margin-right="0in" fo:text-indent="0in" style:auto-text-indent="false"/>
      <style:text-properties fo:font-style="normal" fo:font-weight="bold"/>
    </style:style>
    <style:style style:name="P14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42" style:family="paragraph" style:parent-style-name="Body_20_Text_20_First_20_Indent" style:list-style-name="L13">
      <style:paragraph-properties fo:margin-left="0in" fo:margin-right="0in" fo:text-indent="0.1457in" style:auto-text-indent="false"/>
    </style:style>
    <style:style style:name="P143" style:family="paragraph" style:parent-style-name="Body_20_Text_20_First_20_Indent" style:list-style-name="L13">
      <style:paragraph-properties fo:margin-left="0in" fo:margin-right="0in" fo:text-indent="0.1457in" style:auto-text-indent="false"/>
    </style:style>
    <style:style style:name="P144" style:family="paragraph" style:parent-style-name="Body_20_Text_20_First_20_Indent" style:list-style-name="L13">
      <style:paragraph-properties fo:margin-left="0in" fo:margin-right="0in" fo:text-indent="0.1457in" style:auto-text-indent="false"/>
    </style:style>
    <style:style style:name="P145" style:family="paragraph" style:parent-style-name="Body_20_Text_20_First_20_Indent" style:list-style-name="L13">
      <style:paragraph-properties fo:margin-left="0in" fo:margin-right="0in" fo:text-indent="0.1457in" style:auto-text-indent="false"/>
      <style:text-properties fo:font-style="italic" style:font-style-asian="italic" style:font-style-complex="italic"/>
    </style:style>
    <style:style style:name="P146" style:family="paragraph" style:parent-style-name="Body_20_Text_20_First_20_Indent" style:list-style-name="L13">
      <style:paragraph-properties fo:margin-left="0in" fo:margin-right="0in" fo:text-indent="0.1457in" style:auto-text-indent="false"/>
      <style:text-properties fo:font-style="italic" style:font-style-asian="italic" style:font-style-complex="italic"/>
    </style:style>
    <style:style style:name="P147" style:family="paragraph" style:parent-style-name="Standard" style:list-style-name="L1"/>
    <style:style style:name="P148" style:family="paragraph" style:parent-style-name="Standard" style:list-style-name="L1"/>
    <style:style style:name="P149" style:family="paragraph" style:parent-style-name="Standard" style:list-style-name="L1"/>
    <style:style style:name="P150" style:family="paragraph" style:parent-style-name="Standard" style:list-style-name="L6"/>
    <style:style style:name="P151" style:family="paragraph" style:parent-style-name="Standard">
      <style:text-properties fo:font-weight="bold"/>
    </style:style>
    <style:style style:name="P152" style:family="paragraph" style:parent-style-name="Code_20_Indented" style:list-style-name="L2"/>
    <style:style style:name="P153" style:family="paragraph" style:parent-style-name="Code_20_Indented" style:list-style-name="L2"/>
    <style:style style:name="P154" style:family="paragraph" style:parent-style-name="Code_20_Indented" style:list-style-name="L2"/>
    <style:style style:name="P155" style:family="paragraph" style:parent-style-name="Code_20_Indented" style:list-style-name="L2"/>
    <style:style style:name="P156" style:family="paragraph" style:parent-style-name="Code_20_Indented" style:list-style-name="L2"/>
    <style:style style:name="P157" style:family="paragraph" style:parent-style-name="Code_20_Indented" style:list-style-name="L2"/>
    <style:style style:name="P158" style:family="paragraph" style:parent-style-name="Code_20_Indented" style:list-style-name="L2"/>
    <style:style style:name="P159" style:family="paragraph" style:parent-style-name="Code_20_Indented" style:list-style-name="L2"/>
    <style:style style:name="P160" style:family="paragraph" style:parent-style-name="Code_20_Indented" style:list-style-name="L6"/>
    <style:style style:name="P161" style:family="paragraph" style:parent-style-name="Code_20_Indented" style:list-style-name="L6"/>
    <style:style style:name="P162" style:family="paragraph" style:parent-style-name="Code_20_Indented" style:list-style-name="L6">
      <style:text-properties style:font-name="Times New Roman" fo:font-style="normal" style:font-style-asian="normal" style:font-style-complex="normal"/>
    </style:style>
    <style:style style:name="P163" style:family="paragraph" style:parent-style-name="Code_20_Indented" style:list-style-name="L6">
      <style:text-properties style:font-name="Times New Roman" fo:font-style="normal" style:font-style-asian="normal" style:font-style-complex="normal"/>
    </style:style>
    <style:style style:name="P164" style:family="paragraph" style:parent-style-name="Code_20_Indented" style:list-style-name="L6">
      <style:text-properties style:font-name="Times New Roman" fo:font-style="normal" style:font-style-asian="normal" style:font-style-complex="normal"/>
    </style:style>
    <style:style style:name="P165" style:family="paragraph" style:parent-style-name="Code_20_Indented" style:list-style-name="L6">
      <style:text-properties style:font-name="Times New Roman" fo:font-style="normal" style:font-style-asian="normal" style:font-style-complex="normal"/>
    </style:style>
    <style:style style:name="P166" style:family="paragraph" style:parent-style-name="Code_20_Indented" style:list-style-name="L6">
      <style:text-properties style:font-name="Times New Roman" fo:font-style="normal" style:font-style-asian="normal" style:font-style-complex="normal"/>
    </style:style>
    <style:style style:name="P167" style:family="paragraph" style:parent-style-name="Code_20_Indented" style:list-style-name="L6">
      <style:text-properties style:font-name="Times New Roman" fo:font-style="normal" style:font-style-asian="normal" style:font-style-complex="normal"/>
    </style:style>
    <style:style style:name="P168" style:family="paragraph" style:parent-style-name="Code_20_Indented" style:list-style-name="L6">
      <style:text-properties style:font-name="Times New Roman" fo:font-style="normal" style:font-style-asian="normal" style:font-style-complex="normal"/>
    </style:style>
    <style:style style:name="P169" style:family="paragraph" style:parent-style-name="Code_20_Indented" style:list-style-name="L6">
      <style:text-properties style:font-name="Times New Roman" fo:font-style="normal" style:font-style-asian="normal" style:font-style-complex="normal"/>
    </style:style>
    <style:style style:name="P170" style:family="paragraph" style:parent-style-name="Code_20_Indented" style:list-style-name="L6">
      <style:text-properties style:font-name="Times New Roman" fo:font-style="normal" style:font-style-asian="normal" style:font-style-complex="normal"/>
    </style:style>
    <style:style style:name="P171" style:family="paragraph" style:parent-style-name="Code_20_Indented" style:list-style-name="L6">
      <style:text-properties style:font-name="Times New Roman" fo:font-style="normal" style:font-style-asian="normal" style:font-style-complex="normal"/>
    </style:style>
    <style:style style:name="P172" style:family="paragraph" style:parent-style-name="Code_20_Indented" style:list-style-name="L6">
      <style:text-properties style:font-name="Times New Roman" fo:font-style="normal" style:font-style-asian="normal" style:font-style-complex="normal"/>
    </style:style>
    <style:style style:name="P173" style:family="paragraph" style:parent-style-name="Code_20_Indented" style:list-style-name="L6">
      <style:text-properties style:font-name="Times New Roman" fo:font-style="normal" style:font-style-asian="normal" style:font-style-complex="normal"/>
    </style:style>
    <style:style style:name="P174" style:family="paragraph" style:parent-style-name="Code_20_Indented" style:list-style-name="L6">
      <style:text-properties style:font-name="Times New Roman" fo:font-style="normal" style:font-style-asian="normal" style:font-style-complex="normal"/>
    </style:style>
    <style:style style:name="P175" style:family="paragraph" style:parent-style-name="Code_20_Indented" style:list-style-name="L6">
      <style:text-properties style:font-name="Times New Roman" fo:font-style="normal" style:font-style-asian="normal" style:font-style-complex="normal"/>
    </style:style>
    <style:style style:name="P176" style:family="paragraph" style:parent-style-name="Code_20_Indented" style:list-style-name="L6">
      <style:text-properties style:font-name="Times New Roman" fo:font-size="12pt" style:font-size-asian="12pt" style:font-size-complex="12pt"/>
    </style:style>
    <style:style style:name="P177" style:family="paragraph" style:parent-style-name="Code_20_Indented" style:list-style-name="L6">
      <style:text-properties style:font-name="Times New Roman" fo:font-size="12pt" style:font-size-asian="12pt" style:font-size-complex="12pt"/>
    </style:style>
    <style:style style:name="P178" style:family="paragraph" style:parent-style-name="Code_20_Indented" style:list-style-name="L6"/>
    <style:style style:name="P179" style:family="paragraph" style:parent-style-name="Code_20_Indented" style:list-style-name="L6"/>
    <style:style style:name="P180" style:family="paragraph" style:parent-style-name="Code_20_Indented" style:list-style-name="L6">
      <style:text-properties style:font-name="Courier New1" fo:font-size="12pt" fo:font-style="normal" fo:font-weight="normal" style:font-size-asian="12pt" style:font-size-complex="12pt"/>
    </style:style>
    <style:style style:name="P181" style:family="paragraph" style:parent-style-name="Code_20_Indented" style:list-style-name="L6"/>
    <style:style style:name="P182" style:family="paragraph" style:parent-style-name="Code_20_Indented">
      <style:text-properties fo:font-size="12pt" style:font-size-asian="12pt" style:font-size-complex="12pt"/>
    </style:style>
    <style:style style:name="P183" style:family="paragraph" style:parent-style-name="Code_20_Indented" style:list-style-name="L6">
      <style:text-properties fo:font-size="12pt" style:font-size-asian="12pt" style:font-size-complex="12pt"/>
    </style:style>
    <style:style style:name="P184" style:family="paragraph" style:parent-style-name="Code_20_Indented" style:list-style-name="L6"/>
    <style:style style:name="P185" style:family="paragraph" style:parent-style-name="Code_20_Indented">
      <style:text-properties fo:font-weight="bold"/>
    </style:style>
    <style:style style:name="P186" style:family="paragraph" style:parent-style-name="Code_20_Indented">
      <style:text-properties fo:color="#000000" fo:font-size="12pt" style:font-size-asian="12pt" style:font-size-complex="12pt"/>
    </style:style>
    <style:style style:name="P187" style:family="paragraph" style:parent-style-name="Code_20_Indented" style:list-style-name="L2">
      <style:paragraph-properties fo:margin-left="0.448in" fo:margin-right="0in" fo:text-indent="-0.25in" style:auto-text-indent="false">
        <style:tab-stops/>
      </style:paragraph-properties>
    </style:style>
    <style:style style:name="P188" style:family="paragraph" style:parent-style-name="Code_20_Indented" style:list-style-name="L2">
      <style:paragraph-properties fo:margin-left="0.5in" fo:margin-right="0in" fo:text-indent="-0.25in" style:auto-text-indent="false"/>
    </style:style>
    <style:style style:name="P189" style:family="paragraph" style:parent-style-name="Code_20_Indented" style:list-style-name="L4">
      <style:paragraph-properties fo:margin-left="0in" fo:margin-right="0in" fo:text-indent="-0.25in" style:auto-text-indent="false"/>
    </style:style>
    <style:style style:name="P190" style:family="paragraph" style:parent-style-name="Code_20_Indented" style:list-style-name="L2">
      <style:paragraph-properties fo:margin-left="0in" fo:margin-right="0in" fo:text-indent="-0.25in" style:auto-text-indent="false"/>
    </style:style>
    <style:style style:name="P191" style:family="paragraph" style:parent-style-name="Code_20_Indented" style:list-style-name="L2">
      <style:paragraph-properties fo:margin-left="0in" fo:margin-right="0in" fo:text-indent="-0.25in" style:auto-text-indent="false"/>
    </style:style>
    <style:style style:name="P192" style:family="paragraph" style:parent-style-name="Code_20_Indented" style:list-style-name="L2">
      <style:paragraph-properties fo:margin-left="0in" fo:margin-right="0in" fo:text-indent="-0.25in" style:auto-text-indent="false"/>
    </style:style>
    <style:style style:name="P193" style:family="paragraph" style:parent-style-name="Code_20_Indented" style:list-style-name="L2">
      <style:paragraph-properties fo:margin-left="0in" fo:margin-right="0in" fo:text-indent="-0.25in" style:auto-text-indent="false"/>
    </style:style>
    <style:style style:name="P194" style:family="paragraph" style:parent-style-name="Code_20_Indented" style:list-style-name="L2">
      <style:paragraph-properties fo:margin-left="0in" fo:margin-right="0in" fo:text-indent="-0.25in" style:auto-text-indent="false"/>
    </style:style>
    <style:style style:name="P195" style:family="paragraph" style:parent-style-name="Code_20_Indented" style:list-style-name="L2">
      <style:paragraph-properties fo:margin-left="0in" fo:margin-right="0in" fo:text-indent="-0.25in" style:auto-text-indent="false"/>
    </style:style>
    <style:style style:name="P196" style:family="paragraph" style:parent-style-name="Code_20_Indented" style:list-style-name="L2">
      <style:paragraph-properties fo:margin-left="0in" fo:margin-right="0in" fo:text-indent="-0.25in" style:auto-text-indent="false"/>
    </style:style>
    <style:style style:name="P197" style:family="paragraph" style:parent-style-name="Code_20_Indented" style:list-style-name="L2">
      <style:paragraph-properties fo:margin-left="0in" fo:margin-right="0in" fo:text-indent="-0.25in" style:auto-text-indent="false"/>
    </style:style>
    <style:style style:name="P198" style:family="paragraph" style:parent-style-name="Code_20_Indented" style:list-style-name="L2">
      <style:paragraph-properties fo:margin-left="-1in" fo:margin-right="0in" fo:text-indent="-0.25in" style:auto-text-indent="false"/>
    </style:style>
    <style:style style:name="P199" style:family="paragraph" style:parent-style-name="Code_20_Indented" style:list-style-name="L2">
      <style:paragraph-properties fo:margin-left="-1in" fo:margin-right="0in" fo:text-indent="-0.25in" style:auto-text-indent="false"/>
    </style:style>
    <style:style style:name="P200" style:family="paragraph" style:parent-style-name="Preformatted_20_Text" style:list-style-name="L17">
      <style:paragraph-properties fo:margin-left="0.5in" fo:margin-right="0in" fo:text-indent="0in" style:auto-text-indent="false"/>
    </style:style>
    <style:style style:name="P201" style:family="paragraph" style:parent-style-name="Preformatted_20_Text" style:list-style-name="L18">
      <style:paragraph-properties fo:margin-left="0.5in" fo:margin-right="0in" fo:text-indent="0in" style:auto-text-indent="false"/>
    </style:style>
    <style:style style:name="P202" style:family="paragraph" style:parent-style-name="Preformatted_20_Text" style:list-style-name="L18">
      <style:paragraph-properties fo:margin-left="0.5in" fo:margin-right="0in" fo:text-indent="0in" style:auto-text-indent="false"/>
    </style:style>
    <style:style style:name="P203" style:family="paragraph" style:parent-style-name="Preformatted_20_Text" style:list-style-name="L18">
      <style:paragraph-properties fo:margin-left="0.5in" fo:margin-right="0in" fo:margin-top="0in" fo:margin-bottom="0.1965in" fo:text-indent="0in" style:auto-text-indent="false"/>
    </style:style>
    <style:style style:name="P204" style:family="paragraph" style:parent-style-name="Preformatted_20_Text" style:list-style-name="L18">
      <style:paragraph-properties fo:margin-left="0.5in" fo:margin-right="0in" fo:margin-top="0in" fo:margin-bottom="0.1965in" fo:text-indent="0in" style:auto-text-indent="false"/>
    </style:style>
    <style:style style:name="P205" style:family="paragraph" style:parent-style-name="Preformatted_20_Text" style:list-style-name="L18">
      <style:paragraph-properties fo:margin-left="0.5in" fo:margin-right="0in" fo:margin-top="0in" fo:margin-bottom="0.1965in" fo:text-indent="0in" style:auto-text-indent="false"/>
      <style:text-properties style:font-name="Times New Roman"/>
    </style:style>
    <style:style style:name="P206" style:family="paragraph" style:parent-style-name="Default_20_Text" style:list-style-name="L2"/>
    <style:style style:name="P207" style:family="paragraph" style:parent-style-name="Default_20_Text" style:list-style-name="L2"/>
    <style:style style:name="P208" style:family="paragraph" style:parent-style-name="Default_20_Text" style:list-style-name="L2"/>
    <style:style style:name="P209" style:family="paragraph" style:parent-style-name="Default_20_Text" style:list-style-name="L2"/>
    <style:style style:name="P210" style:family="paragraph" style:parent-style-name="Default_20_Text" style:list-style-name="L2"/>
    <style:style style:name="P211" style:family="paragraph" style:parent-style-name="Default_20_Text" style:list-style-name="L2"/>
    <style:style style:name="P212" style:family="paragraph" style:parent-style-name="Default_20_Text" style:list-style-name="L2"/>
    <style:style style:name="P213" style:family="paragraph" style:parent-style-name="Default_20_Text" style:list-style-name="L6"/>
    <style:style style:name="P214" style:family="paragraph" style:parent-style-name="Default_20_Text" style:list-style-name="L7"/>
    <style:style style:name="P215" style:family="paragraph" style:parent-style-name="Default_20_Text" style:list-style-name="L7"/>
    <style:style style:name="P216" style:family="paragraph" style:parent-style-name="Default_20_Text" style:list-style-name="L7"/>
    <style:style style:name="P217" style:family="paragraph" style:parent-style-name="Default_20_Text" style:list-style-name="L7"/>
    <style:style style:name="P218" style:family="paragraph" style:parent-style-name="Default_20_Text" style:list-style-name="L8"/>
    <style:style style:name="P219" style:family="paragraph" style:parent-style-name="Default_20_Text" style:list-style-name="L8"/>
    <style:style style:name="P220" style:family="paragraph" style:parent-style-name="Default_20_Text" style:list-style-name="L8"/>
    <style:style style:name="P221" style:family="paragraph" style:parent-style-name="Default_20_Text" style:list-style-name="L8"/>
    <style:style style:name="P222" style:family="paragraph" style:parent-style-name="Default_20_Text" style:list-style-name="L8"/>
    <style:style style:name="P223" style:family="paragraph" style:parent-style-name="Default_20_Text" style:list-style-name="L8"/>
    <style:style style:name="P224" style:family="paragraph" style:parent-style-name="Default_20_Text" style:list-style-name="L8"/>
    <style:style style:name="P225" style:family="paragraph" style:parent-style-name="Default_20_Text" style:list-style-name="L8"/>
    <style:style style:name="P226" style:family="paragraph" style:parent-style-name="Default_20_Text" style:list-style-name="L8"/>
    <style:style style:name="P227" style:family="paragraph" style:parent-style-name="Default_20_Text" style:list-style-name="L8"/>
    <style:style style:name="P228" style:family="paragraph" style:parent-style-name="Default_20_Text" style:list-style-name="L8"/>
    <style:style style:name="P229" style:family="paragraph" style:parent-style-name="Default_20_Text" style:list-style-name="L8"/>
    <style:style style:name="P230" style:family="paragraph" style:parent-style-name="Default_20_Text" style:list-style-name="L8"/>
    <style:style style:name="P231" style:family="paragraph" style:parent-style-name="Default_20_Text" style:list-style-name="L8"/>
    <style:style style:name="P232" style:family="paragraph" style:parent-style-name="Default_20_Text" style:list-style-name="L8"/>
    <style:style style:name="P233" style:family="paragraph" style:parent-style-name="Default_20_Text" style:list-style-name="L8"/>
    <style:style style:name="P234" style:family="paragraph" style:parent-style-name="Default_20_Text" style:list-style-name="L8"/>
    <style:style style:name="P235" style:family="paragraph" style:parent-style-name="Default_20_Text" style:list-style-name="L8"/>
    <style:style style:name="P236" style:family="paragraph" style:parent-style-name="Default_20_Text" style:list-style-name="L8"/>
    <style:style style:name="P237" style:family="paragraph" style:parent-style-name="Default_20_Text" style:list-style-name="L2"/>
    <style:style style:name="P238" style:family="paragraph" style:parent-style-name="Default_20_Text" style:list-style-name="L6"/>
    <style:style style:name="P239" style:family="paragraph" style:parent-style-name="Default_20_Text" style:list-style-name="L11"/>
    <style:style style:name="P240" style:family="paragraph" style:parent-style-name="Default_20_Text" style:list-style-name="L11"/>
    <style:style style:name="P241" style:family="paragraph" style:parent-style-name="Default_20_Text" style:list-style-name="L14"/>
    <style:style style:name="P242" style:family="paragraph" style:parent-style-name="Default_20_Text" style:list-style-name="L14"/>
    <style:style style:name="P243" style:family="paragraph" style:parent-style-name="Default_20_Text" style:list-style-name="L14"/>
    <style:style style:name="P244" style:family="paragraph" style:parent-style-name="Default_20_Text" style:list-style-name="L14"/>
    <style:style style:name="P245" style:family="paragraph" style:parent-style-name="Default_20_Text" style:list-style-name="L14"/>
    <style:style style:name="P246" style:family="paragraph" style:parent-style-name="Default_20_Text" style:list-style-name="L14"/>
    <style:style style:name="P247" style:family="paragraph" style:parent-style-name="Default_20_Text" style:list-style-name="L14"/>
    <style:style style:name="P248" style:family="paragraph" style:parent-style-name="Default_20_Text" style:list-style-name="L14"/>
    <style:style style:name="P249" style:family="paragraph" style:parent-style-name="Default_20_Text" style:list-style-name="L14"/>
    <style:style style:name="P250" style:family="paragraph" style:parent-style-name="Default_20_Text" style:list-style-name="L14"/>
    <style:style style:name="P251" style:family="paragraph" style:parent-style-name="Default_20_Text" style:list-style-name="L14"/>
    <style:style style:name="P252" style:family="paragraph" style:parent-style-name="Default_20_Text" style:list-style-name="L14"/>
    <style:style style:name="P253" style:family="paragraph" style:parent-style-name="Default_20_Text" style:list-style-name="L14"/>
    <style:style style:name="P254" style:family="paragraph" style:parent-style-name="Default_20_Text" style:list-style-name="L14"/>
    <style:style style:name="P255" style:family="paragraph" style:parent-style-name="Default_20_Text" style:list-style-name="L14"/>
    <style:style style:name="P256" style:family="paragraph" style:parent-style-name="Default_20_Text" style:list-style-name="L14"/>
    <style:style style:name="P257" style:family="paragraph" style:parent-style-name="Default_20_Text" style:list-style-name="L14"/>
    <style:style style:name="P258" style:family="paragraph" style:parent-style-name="Default_20_Text" style:list-style-name="L17"/>
    <style:style style:name="P259" style:family="paragraph" style:parent-style-name="Default_20_Text" style:list-style-name="L17"/>
    <style:style style:name="P260" style:family="paragraph" style:parent-style-name="Default_20_Text" style:list-style-name="L17"/>
    <style:style style:name="P261" style:family="paragraph" style:parent-style-name="Default_20_Text" style:list-style-name="L17"/>
    <style:style style:name="P262" style:family="paragraph" style:parent-style-name="Default_20_Text" style:list-style-name="L17"/>
    <style:style style:name="P263" style:family="paragraph" style:parent-style-name="Default_20_Text" style:list-style-name="L17"/>
    <style:style style:name="P264" style:family="paragraph" style:parent-style-name="Default_20_Text" style:list-style-name="L17"/>
    <style:style style:name="P265" style:family="paragraph" style:parent-style-name="Default_20_Text">
      <style:text-properties fo:font-weight="bold"/>
    </style:style>
    <style:style style:name="P266" style:family="paragraph" style:parent-style-name="Default_20_Text">
      <style:text-properties fo:font-weight="normal"/>
    </style:style>
    <style:style style:name="P267"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68" style:family="paragraph" style:parent-style-name="Default_20_Text" style:list-style-name="L2">
      <style:paragraph-properties fo:margin-left="0.7398in" fo:margin-right="0in" fo:text-indent="0in" style:auto-text-indent="false"/>
    </style:style>
    <style:style style:name="P269" style:family="paragraph" style:parent-style-name="Default_20_Text" style:list-style-name="L3">
      <style:paragraph-properties fo:margin-left="0.5in" fo:margin-right="0in" fo:text-indent="0in" style:auto-text-indent="false"/>
    </style:style>
    <style:style style:name="P270" style:family="paragraph" style:parent-style-name="Default_20_Text" style:list-style-name="L4">
      <style:paragraph-properties fo:margin-left="0.5in" fo:margin-right="0in" fo:text-indent="0in" style:auto-text-indent="false"/>
    </style:style>
    <style:style style:name="P271" style:family="paragraph" style:parent-style-name="Default_20_Text" style:list-style-name="L4">
      <style:paragraph-properties fo:margin-left="0.5in" fo:margin-right="0in" fo:text-indent="0in" style:auto-text-indent="false"/>
    </style:style>
    <style:style style:name="P272" style:family="paragraph" style:parent-style-name="Default_20_Text" style:list-style-name="L17">
      <style:paragraph-properties fo:margin-left="0.5in" fo:margin-right="0in" fo:text-indent="0in" style:auto-text-indent="false"/>
      <style:text-properties style:font-name="Times New Roman" fo:font-size="10pt" style:font-size-asian="10pt" style:font-size-complex="10pt"/>
    </style:style>
    <style:style style:name="P273"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274" style:family="paragraph" style:parent-style-name="Default_20_Text" style:list-style-name="L5">
      <style:paragraph-properties fo:margin-left="0.25in" fo:margin-right="0in" fo:text-indent="0in" style:auto-text-indent="false"/>
      <style:text-properties fo:font-weight="bold"/>
    </style:style>
    <style:style style:name="P275" style:family="paragraph" style:parent-style-name="Default_20_Text" style:list-style-name="L12">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276" style:family="paragraph" style:parent-style-name="Default_20_Text" style:list-style-name="L12">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277" style:family="paragraph" style:parent-style-name="Default_20_Text" style:list-style-name="L12">
      <style:paragraph-properties fo:margin-left="0in" fo:margin-right="0in" fo:margin-top="0in" fo:margin-bottom="0in" fo:text-indent="0in" style:auto-text-indent="false"/>
      <style:text-properties fo:color="#000000" style:font-name="Times New Roman" fo:font-size="12pt" fo:font-style="normal" style:text-underline-style="none" fo:font-weight="normal" style:font-size-asian="12pt" style:font-style-asian="italic" style:font-size-complex="12pt" style:font-style-complex="italic"/>
    </style:style>
    <style:style style:name="P278"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9"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0"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1"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2"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3"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4"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5"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6"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7"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8" style:family="paragraph" style:parent-style-name="Default_20_Text" style:list-style-name="L15">
      <style:paragraph-properties fo:margin-left="0in" fo:margin-right="0in" fo:text-indent="0in" style:auto-text-indent="false"/>
    </style:style>
    <style:style style:name="P289" style:family="paragraph" style:parent-style-name="Default_20_Text" style:list-style-name="L15">
      <style:paragraph-properties fo:margin-left="0in" fo:margin-right="0in" fo:text-indent="0in" style:auto-text-indent="false"/>
    </style:style>
    <style:style style:name="P290" style:family="paragraph" style:parent-style-name="Default_20_Text" style:list-style-name="L15">
      <style:paragraph-properties fo:margin-left="0in" fo:margin-right="0in" fo:text-indent="0in" style:auto-text-indent="false"/>
    </style:style>
    <style:style style:name="P291" style:family="paragraph" style:parent-style-name="Default_20_Text" style:list-style-name="L15">
      <style:paragraph-properties fo:margin-left="0in" fo:margin-right="0in" fo:text-indent="0in" style:auto-text-indent="false"/>
    </style:style>
    <style:style style:name="P292" style:family="paragraph" style:parent-style-name="Default_20_Text" style:list-style-name="L15">
      <style:paragraph-properties fo:margin-left="0in" fo:margin-right="0in" fo:text-indent="0in" style:auto-text-indent="false"/>
    </style:style>
    <style:style style:name="P293" style:family="paragraph" style:parent-style-name="Default_20_Text" style:list-style-name="L15">
      <style:paragraph-properties fo:margin-left="0in" fo:margin-right="0in" fo:text-indent="0in" style:auto-text-indent="false"/>
    </style:style>
    <style:style style:name="P294" style:family="paragraph" style:parent-style-name="Default_20_Text" style:list-style-name="L15">
      <style:paragraph-properties fo:margin-left="0in" fo:margin-right="0in" fo:text-indent="0in" style:auto-text-indent="false"/>
      <style:text-properties fo:font-weight="bold"/>
    </style:style>
    <style:style style:name="P295" style:family="paragraph" style:parent-style-name="Default_20_Text" style:list-style-name="L15">
      <style:paragraph-properties fo:margin-left="0in" fo:margin-right="0in" fo:text-indent="0in" style:auto-text-indent="false"/>
      <style:text-properties fo:font-weight="normal"/>
    </style:style>
    <style:style style:name="P296" style:family="paragraph" style:parent-style-name="Default_20_Text" style:list-style-name="L14">
      <style:paragraph-properties fo:margin-left="0in" fo:margin-right="0in" fo:text-indent="0in" style:auto-text-indent="false"/>
      <style:text-properties fo:font-weight="normal"/>
    </style:style>
    <style:style style:name="P297" style:family="paragraph" style:parent-style-name="Default_20_Text" style:list-style-name="L15">
      <style:paragraph-properties fo:margin-left="0in" fo:margin-right="0in" fo:text-indent="0in" style:auto-text-indent="false"/>
    </style:style>
    <style:style style:name="P298" style:family="paragraph" style:parent-style-name="Default_20_Text" style:list-style-name="L15">
      <style:paragraph-properties fo:margin-left="0in" fo:margin-right="0in" fo:text-indent="0in" style:auto-text-indent="false"/>
    </style:style>
    <style:style style:name="P299" style:family="paragraph" style:parent-style-name="Default_20_Text" style:list-style-name="L15">
      <style:paragraph-properties fo:margin-left="0in" fo:margin-right="0in" fo:text-indent="0in" style:auto-text-indent="false"/>
    </style:style>
    <style:style style:name="P300" style:family="paragraph" style:parent-style-name="Default_20_Text" style:list-style-name="L15">
      <style:paragraph-properties fo:margin-left="0in" fo:margin-right="0in" fo:text-indent="0in" style:auto-text-indent="false"/>
    </style:style>
    <style:style style:name="P301" style:family="paragraph" style:parent-style-name="Default_20_Text" style:list-style-name="L15">
      <style:paragraph-properties fo:margin-left="0in" fo:margin-right="0in" fo:text-indent="0in" style:auto-text-indent="false"/>
    </style:style>
    <style:style style:name="P302" style:family="paragraph" style:parent-style-name="Default_20_Text" style:list-style-name="L15">
      <style:paragraph-properties fo:margin-left="0in" fo:margin-right="0in" fo:text-indent="0in" style:auto-text-indent="false"/>
    </style:style>
    <style:style style:name="P303" style:family="paragraph" style:parent-style-name="Default_20_Text" style:list-style-name="L15">
      <style:paragraph-properties fo:margin-left="0in" fo:margin-right="0in" fo:text-indent="0in" style:auto-text-indent="false"/>
    </style:style>
    <style:style style:name="P304" style:family="paragraph" style:parent-style-name="Default_20_Text" style:list-style-name="L15">
      <style:paragraph-properties fo:margin-left="0in" fo:margin-right="0in" fo:text-indent="0in" style:auto-text-indent="false"/>
    </style:style>
    <style:style style:name="P305" style:family="paragraph" style:parent-style-name="Default_20_Text" style:list-style-name="L15">
      <style:paragraph-properties fo:margin-left="0in" fo:margin-right="0in" fo:text-indent="0in" style:auto-text-indent="false"/>
    </style:style>
    <style:style style:name="P306" style:family="paragraph" style:parent-style-name="Default_20_Text" style:list-style-name="L15">
      <style:paragraph-properties fo:margin-left="0in" fo:margin-right="0in" fo:text-indent="0in" style:auto-text-indent="false"/>
    </style:style>
    <style:style style:name="P307" style:family="paragraph" style:parent-style-name="Default_20_Text" style:list-style-name="L15">
      <style:paragraph-properties fo:margin-left="0in" fo:margin-right="0in" fo:text-indent="0in" style:auto-text-indent="false"/>
    </style:style>
    <style:style style:name="P308" style:family="paragraph" style:parent-style-name="Default_20_Text" style:list-style-name="L15">
      <style:paragraph-properties fo:margin-left="0in" fo:margin-right="0in" fo:text-indent="0in" style:auto-text-indent="false"/>
    </style:style>
    <style:style style:name="P309" style:family="paragraph" style:parent-style-name="Default_20_Text" style:list-style-name="L15">
      <style:paragraph-properties fo:margin-left="0in" fo:margin-right="0in" fo:text-indent="0in" style:auto-text-indent="false"/>
    </style:style>
    <style:style style:name="P310" style:family="paragraph" style:parent-style-name="Default_20_Text" style:list-style-name="L15">
      <style:paragraph-properties fo:margin-left="0in" fo:margin-right="0in" fo:text-indent="0in" style:auto-text-indent="false"/>
    </style:style>
    <style:style style:name="P311" style:family="paragraph" style:parent-style-name="Default_20_Text" style:list-style-name="L15">
      <style:paragraph-properties fo:margin-left="0in" fo:margin-right="0in" fo:text-indent="0in" style:auto-text-indent="false"/>
    </style:style>
    <style:style style:name="P312" style:family="paragraph" style:parent-style-name="Default_20_Text" style:list-style-name="L14">
      <style:paragraph-properties fo:margin-left="0in" fo:margin-right="0in" fo:text-indent="0in" style:auto-text-indent="false"/>
    </style:style>
    <style:style style:name="P313" style:family="paragraph" style:parent-style-name="Default_20_Text" style:list-style-name="L14">
      <style:paragraph-properties fo:margin-left="0in" fo:margin-right="0in" fo:text-indent="0in" style:auto-text-indent="false"/>
    </style:style>
    <style:style style:name="P314" style:family="paragraph" style:parent-style-name="Default_20_Text" style:list-style-name="L14">
      <style:paragraph-properties fo:margin-left="-0.5in" fo:margin-right="0in" fo:text-indent="0in" style:auto-text-indent="false"/>
    </style:style>
    <style:style style:name="P315" style:family="paragraph" style:parent-style-name="Text_20_Body_20_Single" style:list-style-name="L6">
      <style:paragraph-properties fo:margin-left="0.5in" fo:margin-right="0in" fo:margin-top="0in" fo:margin-bottom="0in" fo:text-indent="0in" style:auto-text-indent="false"/>
    </style:style>
    <style:style style:name="P316" style:family="paragraph" style:parent-style-name="Text_20_Body_20_Single" style:list-style-name="L6">
      <style:paragraph-properties fo:margin-left="0.5in" fo:margin-right="0in" fo:margin-top="0in" fo:margin-bottom="0in" fo:text-indent="0in" style:auto-text-indent="false"/>
    </style:style>
    <style:style style:name="P317" style:family="paragraph" style:parent-style-name="Text_20_Body_20_Single" style:list-style-name="L6">
      <style:paragraph-properties fo:margin-top="0in" fo:margin-bottom="0in"/>
      <style:text-properties style:font-name="Times New Roman"/>
    </style:style>
    <style:style style:name="P318" style:family="paragraph" style:parent-style-name="Text_20_Body_20_Single" style:list-style-name="L6">
      <style:paragraph-properties fo:margin-top="0in" fo:margin-bottom="0in"/>
      <style:text-properties style:font-name="Times New Roman" fo:font-style="normal" fo:font-weight="bold"/>
    </style:style>
    <style:style style:name="P319" style:family="paragraph" style:parent-style-name="Text_20_Body_20_Single" style:list-style-name="L6">
      <style:paragraph-properties fo:margin-top="0in" fo:margin-bottom="0in"/>
      <style:text-properties style:font-name="Times New Roman" fo:font-style="normal" fo:font-weight="bold"/>
    </style:style>
    <style:style style:name="P320" style:family="paragraph" style:parent-style-name="Text_20_Body_20_Single" style:list-style-name="L6">
      <style:paragraph-properties fo:margin-top="0in" fo:margin-bottom="0in"/>
      <style:text-properties style:font-name="Times New Roman" fo:font-weight="bold"/>
    </style:style>
    <style:style style:name="P321"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3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8" style:family="paragraph" style:parent-style-name="Text_20_Body_20_Single" style:list-style-name="L6">
      <style:paragraph-properties fo:margin-top="0in" fo:margin-bottom="0in"/>
      <style:text-properties style:font-name="Times New Roman"/>
    </style:style>
    <style:style style:name="P359" style:family="paragraph" style:parent-style-name="Text_20_Body_20_Single" style:list-style-name="L6">
      <style:paragraph-properties fo:margin-top="0in" fo:margin-bottom="0in"/>
      <style:text-properties style:font-name="Times New Roman"/>
    </style:style>
    <style:style style:name="P360" style:family="paragraph" style:parent-style-name="Text_20_Body_20_Single" style:list-style-name="L9">
      <style:paragraph-properties fo:margin-top="0in" fo:margin-bottom="0in"/>
    </style:style>
    <style:style style:name="P361" style:family="paragraph" style:parent-style-name="Text_20_Body_20_Single" style:list-style-name="L9">
      <style:paragraph-properties fo:margin-top="0in" fo:margin-bottom="0in"/>
    </style:style>
    <style:style style:name="P362" style:family="paragraph" style:parent-style-name="Text_20_Body_20_Single" style:list-style-name="L9">
      <style:paragraph-properties fo:margin-top="0in" fo:margin-bottom="0in"/>
    </style:style>
    <style:style style:name="P363" style:family="paragraph" style:parent-style-name="Text_20_Body_20_Single" style:list-style-name="L9">
      <style:paragraph-properties fo:margin-top="0in" fo:margin-bottom="0in"/>
    </style:style>
    <style:style style:name="P364" style:family="paragraph" style:parent-style-name="Text_20_Body_20_Single" style:list-style-name="L9">
      <style:paragraph-properties fo:margin-top="0in" fo:margin-bottom="0in"/>
    </style:style>
    <style:style style:name="P365" style:family="paragraph" style:parent-style-name="Text_20_Body_20_Single" style:list-style-name="L9">
      <style:paragraph-properties fo:margin-top="0in" fo:margin-bottom="0in"/>
    </style:style>
    <style:style style:name="P366" style:family="paragraph" style:parent-style-name="Text_20_Body_20_Single" style:list-style-name="L9">
      <style:paragraph-properties fo:margin-top="0in" fo:margin-bottom="0in"/>
    </style:style>
    <style:style style:name="P367" style:family="paragraph" style:parent-style-name="Text_20_Body_20_Single" style:list-style-name="L9">
      <style:paragraph-properties fo:margin-top="0in" fo:margin-bottom="0in"/>
    </style:style>
    <style:style style:name="P368" style:family="paragraph" style:parent-style-name="Text_20_Body_20_Single" style:list-style-name="L9">
      <style:paragraph-properties fo:margin-top="0in" fo:margin-bottom="0in"/>
    </style:style>
    <style:style style:name="P369" style:family="paragraph" style:parent-style-name="Text_20_Body_20_Single" style:list-style-name="L9">
      <style:paragraph-properties fo:margin-top="0in" fo:margin-bottom="0in"/>
    </style:style>
    <style:style style:name="P370" style:family="paragraph" style:parent-style-name="Text_20_Body_20_Single" style:list-style-name="L9">
      <style:paragraph-properties fo:margin-top="0in" fo:margin-bottom="0in"/>
    </style:style>
    <style:style style:name="P371" style:family="paragraph" style:parent-style-name="Text_20_Body_20_Single" style:list-style-name="L9">
      <style:paragraph-properties fo:margin-top="0in" fo:margin-bottom="0in"/>
      <style:text-properties fo:font-style="italic" style:font-style-asian="italic" style:font-style-complex="italic"/>
    </style:style>
    <style:style style:name="P372" style:family="paragraph" style:parent-style-name="Text_20_Body_20_Single" style:list-style-name="L9">
      <style:paragraph-properties fo:margin-top="0in" fo:margin-bottom="0in"/>
      <style:text-properties fo:font-style="italic" style:font-style-asian="italic" style:font-style-complex="italic"/>
    </style:style>
    <style:style style:name="P373" style:family="paragraph" style:parent-style-name="Text_20_Body_20_Single" style:list-style-name="L9">
      <style:paragraph-properties fo:margin-top="0in" fo:margin-bottom="0in"/>
    </style:style>
    <style:style style:name="P374" style:family="paragraph" style:parent-style-name="Text_20_Body_20_Single" style:list-style-name="L9">
      <style:paragraph-properties fo:margin-top="0in" fo:margin-bottom="0in" fo:orphans="2" fo:widows="2" style:writing-mode="lr-tb"/>
    </style:style>
    <style:style style:name="P375"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376" style:family="paragraph" style:parent-style-name="Text_20_Body_20_Single" style:list-style-name="L6">
      <style:paragraph-properties fo:margin-left="0in" fo:margin-right="0in" fo:margin-top="0in" fo:margin-bottom="0in" fo:text-indent="0in" style:auto-text-indent="false"/>
    </style:style>
    <style:style style:name="P377"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378"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379"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80"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81" style:family="paragraph" style:parent-style-name="Text_20_Body_20_Single"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fo:font-weight="normal" style:font-weight-asian="bold" style:font-weight-complex="bold"/>
    </style:style>
    <style:style style:name="T25" style:family="text">
      <style:text-properties style:font-style-asian="italic" style:font-style-complex="italic"/>
    </style:style>
    <style:style style:name="T26" style:family="text">
      <style:text-properties fo:color="#000000"/>
    </style:style>
    <style:style style:name="T27"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8" style:family="text">
      <style:text-properties fo:color="#000000" style:font-name="Helv" fo:font-size="10pt" fo:font-style="normal" style:font-name-asian="Helv" style:font-size-asian="10pt" style:font-name-complex="Helv" style:font-size-complex="10pt"/>
    </style:style>
    <style:style style:name="T29"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30" style:family="text">
      <style:text-properties fo:color="#000000" style:font-name="Helv" fo:font-size="10pt" style:font-name-asian="Helv" style:font-size-asian="10pt" style:font-name-complex="Helv" style:font-size-complex="10pt"/>
    </style:style>
    <style:style style:name="T31" style:family="text">
      <style:text-properties fo:color="#000000" style:font-name="Helv" fo:font-size="10pt" style:text-underline-style="none" style:font-name-asian="Helv" style:font-size-asian="10pt" style:font-name-complex="Helv" style:font-size-complex="10pt"/>
    </style:style>
    <style:style style:name="T32" style:family="text">
      <style:text-properties fo:color="#000000" style:font-name="Courier" fo:font-size="10pt" style:font-name-asian="Courier" style:font-size-asian="10pt" style:font-name-complex="Courier" style:font-size-complex="10pt"/>
    </style:style>
    <style:style style:name="T33" style:family="text">
      <style:text-properties fo:color="#000000" style:font-name="Courier" fo:font-size="8pt" style:font-name-asian="Courier" style:font-size-asian="8pt" style:font-name-complex="Courier" style:font-size-complex="8pt"/>
    </style:style>
    <style:style style:name="T34" style:family="text">
      <style:text-properties fo:color="#000000" style:font-name="Courier New1" fo:font-size="10pt" style:font-name-asian="Courier" style:font-size-asian="10pt" style:font-name-complex="Courier" style:font-size-complex="10pt"/>
    </style:style>
    <style:style style:name="T35"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6"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7" style:family="text">
      <style:text-properties fo:color="#000000" style:text-underline-style="none"/>
    </style:style>
    <style:style style:name="T38" style:family="text">
      <style:text-properties fo:color="#000000" style:text-underline-style="none" fo:font-weight="normal"/>
    </style:style>
    <style:style style:name="T3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4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1" style:family="text">
      <style:text-properties fo:color="#000000" style:font-name="Times New Roman" fo:font-size="12pt" style:font-name-asian="Helv" style:font-size-asian="12pt" style:font-name-complex="Helv" style:font-size-complex="12pt"/>
    </style:style>
    <style:style style:name="T42" style:family="text">
      <style:text-properties fo:color="#000000" style:font-name="TimesNewRomanPSMT1"/>
    </style:style>
    <style:style style:name="T43" style:family="text">
      <style:text-properties fo:color="#000000" style:font-name="TimesNewRomanPSMT1" fo:font-size="10pt"/>
    </style:style>
    <style:style style:name="T44" style:family="text">
      <style:text-properties fo:color="#000000" style:font-name="TimesNewRomanPSMT1" fo:font-weight="bold"/>
    </style:style>
    <style:style style:name="T45" style:family="text">
      <style:text-properties fo:color="#000000" style:text-line-through-style="solid" style:font-name="TimesNewRomanPSMT1"/>
    </style:style>
    <style:style style:name="T46" style:family="text">
      <style:text-properties fo:color="#000000" style:font-name="TimesNewRomanPS-ItalicMT" fo:font-style="italic"/>
    </style:style>
    <style:style style:name="T47" style:family="text">
      <style:text-properties fo:color="#000000" style:font-name="TimesNewRomanPS-ItalicMT" fo:font-size="10pt" fo:font-style="italic"/>
    </style:style>
    <style:style style:name="T48" style:family="text">
      <style:text-properties fo:color="#000000" style:font-name="TimesNewRomanPS-BoldMT" fo:font-weight="bold"/>
    </style:style>
    <style:style style:name="T49"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50"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1" style:family="text">
      <style:text-properties fo:color="#000000" style:font-name="Tms Rmn" style:font-name-asian="Tms Rmn" style:font-name-complex="Tms Rmn"/>
    </style:style>
    <style:style style:name="T52"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3" style:family="text">
      <style:text-properties fo:color="#000000" style:font-name="Times New Roman2" fo:font-size="12pt" style:font-name-asian="Times New Roman2" style:font-size-asian="12pt" style:font-name-complex="Times New Roman2" style:font-size-complex="12pt"/>
    </style:style>
    <style:style style:name="T54" style:family="text">
      <style:text-properties fo:color="#000000" style:font-name="Times New Roman2" fo:font-size="12pt" style:text-underline-style="none" style:font-name-asian="Times New Roman2" style:font-size-asian="12pt" style:font-name-complex="Times New Roman2" style:font-size-complex="12pt"/>
    </style:style>
    <style:style style:name="T55"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6" style:family="text">
      <style:text-properties style:font-name-asian="BookMasterGothic-Bold" style:font-style-asian="italic" style:font-weight-asian="bold" style:font-name-complex="BookMasterGothic-Bold" style:font-style-complex="italic" style:font-weight-complex="bold"/>
    </style:style>
    <style:style style:name="T57" style:family="text">
      <style:text-properties style:font-name="Times New Roman1"/>
    </style:style>
    <style:style style:name="T58" style:family="text">
      <style:text-properties style:font-name="Times New Roman1" fo:font-size="12pt" fo:font-style="italic" fo:font-weight="normal" style:font-size-asian="12pt" style:font-style-asian="italic" style:font-size-complex="12pt" style:font-style-complex="italic"/>
    </style:style>
    <style:style style:name="T59" style:family="text">
      <style:text-properties style:font-name="Times New Roman1" fo:font-size="12pt" style:font-name-asian="Helvetica" style:font-size-asian="12pt" style:font-name-complex="Helvetica" style:font-size-complex="12pt"/>
    </style:style>
    <style:style style:name="T60" style:family="text">
      <style:text-properties style:font-name="Times New Roman1" fo:font-size="12pt" style:font-size-asian="12pt" style:font-size-complex="12pt"/>
    </style:style>
    <style:style style:name="T61" style:family="text">
      <style:text-properties style:font-name="Times New Roman1" fo:font-size="12pt" fo:font-style="normal" style:font-name-asian="BookMasterGothic-Roman" style:font-size-asian="12pt" style:font-name-complex="BookMasterGothic-Roman" style:font-size-complex="12pt"/>
    </style:style>
    <style:style style:name="T62"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3"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4"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5" style:family="text">
      <style:text-properties style:font-name="Times New Roman1" fo:font-style="normal" style:font-style-asian="italic" style:font-style-complex="italic"/>
    </style:style>
    <style:style style:name="T66" style:family="text">
      <style:text-properties style:font-name="Times New Roman1" style:font-name-asian="BookMasterGothic-Roman" style:font-name-complex="BookMasterGothic-Roman"/>
    </style:style>
    <style:style style:name="T67" style:family="text">
      <style:text-properties style:font-name="Times New Roman1" fo:font-weight="bold"/>
    </style:style>
    <style:style style:name="T68" style:family="text">
      <style:text-properties fo:font-size="12pt" fo:font-style="italic" style:font-size-asian="12pt" style:font-style-asian="italic" style:font-size-complex="12pt" style:font-style-complex="italic"/>
    </style:style>
    <style:style style:name="T69" style:family="text">
      <style:text-properties fo:font-size="12pt" fo:font-style="normal" style:font-size-asian="12pt" style:font-style-asian="italic" style:font-size-complex="12pt" style:font-style-complex="italic"/>
    </style:style>
    <style:style style:name="T70" style:family="text">
      <style:text-properties fo:font-size="12pt" fo:font-style="normal" style:font-size-asian="12pt" style:font-style-asian="normal" style:font-size-complex="12pt" style:font-style-complex="normal"/>
    </style:style>
    <style:style style:name="T71" style:family="text">
      <style:text-properties style:font-name="Helvetica" fo:font-size="10pt" style:font-name-asian="Helvetica" style:font-size-asian="10pt" style:font-name-complex="Helvetica" style:font-size-complex="10pt"/>
    </style:style>
    <style:style style:name="T72" style:family="text">
      <style:text-properties style:font-name="Arial2" style:font-name-asian="BookMasterGothic-Roman" style:font-name-complex="BookMasterGothic-Roman"/>
    </style:style>
    <style:style style:name="T73" style:family="text">
      <style:text-properties style:font-name="Courier New1" fo:font-size="12pt" fo:font-style="normal" fo:font-weight="normal" style:font-size-asian="12pt" style:font-style-asian="italic" style:font-size-complex="12pt" style:font-style-complex="italic"/>
    </style:style>
    <style:style style:name="T74" style:family="text">
      <style:text-properties fo:color="#ff0000" style:font-name="TimesNewRomanPSMT1"/>
    </style:style>
    <style:style style:name="T75" style:family="text">
      <style:text-properties style:font-name="TimesNewRomanPS-ItalicMT" fo:font-style="italic"/>
    </style:style>
    <style:style style:name="T76" style:family="text">
      <style:text-properties style:font-name="CourierNewPSMT" fo:font-size="10pt"/>
    </style:style>
    <style:style style:name="T77" style:family="text">
      <style:text-properties style:font-name="CourierNewPSMT" fo:font-size="9pt"/>
    </style:style>
    <style:style style:name="T78" style:family="text">
      <style:text-properties fo:color="#0000ff" style:font-name="TimesNewRomanPS-ItalicMT" fo:font-style="italic"/>
    </style:style>
    <style:style style:name="T79" style:family="text">
      <style:text-properties style:font-name="TimesNewRomanPSMT1"/>
    </style:style>
    <style:style style:name="T80"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XCAT 2 DB2 Setup</text:p>
      <text:p text:style-name="P26"><text:date style:data-style-name="N37" text:date-value="2010-10-07T09:08:39.17">10/07/10</text:date>, <text:time style:data-style-name="N43" text:time-value="2010-10-07T09:08:39.17">09:08:39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19"><text:a xlink:type="simple" xlink:href="#1. Overview Setup  DB2 on the Management Node|outline">1.0 <text:s/>Overview Setup <text:s/>DB2 on the Management Node<text:tab/>2</text:a></text:p>
          <text:p text:style-name="P119"><text:a xlink:type="simple" xlink:href="#2. Install DB2 on the Management Node|outline">2.0 <text:s/>Install DB2 on the Management Node<text:tab/>3</text:a></text:p>
          <text:p text:style-name="P120"><text:a xlink:type="simple" xlink:href="#2.1.Installing Compilers|outline">2.1 Installing Compilers<text:tab/>4</text:a></text:p>
          <text:p text:style-name="P120"><text:a xlink:type="simple" xlink:href="#2.2.Disk space needed  to install DB2 |outline">2.2 Disk space needed <text:s/>to install DB2 <text:tab/>4</text:a></text:p>
          <text:p text:style-name="P120"><text:a xlink:type="simple" xlink:href="#2.3.Installation Steps|outline">2.3 Installation Steps<text:tab/>4</text:a></text:p>
          <text:p text:style-name="P120"><text:a xlink:type="simple" xlink:href="#2.4.Installing the DB2 License|outline">2.4 Installing the DB2 License<text:tab/>6</text:a></text:p>
          <text:p text:style-name="P120"><text:a xlink:type="simple" xlink:href="#2.5.Installing Latest Fix Packs|outline">2.5 Installing Latest Fix Packs<text:tab/>6</text:a></text:p>
          <text:p text:style-name="P119"><text:a xlink:type="simple" xlink:href="#3.Installation and Setup of  DBD::DB2 Perl modules|outline">3.0 Installation and Setup of <text:s/>DBD::DB2 Perl modules<text:tab/>7</text:a></text:p>
          <text:p text:style-name="P120"><text:a xlink:type="simple" xlink:href="#3.1.perl-DBI|outline">3.1 perl-DBI<text:tab/>7</text:a></text:p>
          <text:p text:style-name="P120"><text:a xlink:type="simple" xlink:href="#3.2.Install  the Perl DBD::DB2 code|outline">3.2 Install <text:s/>the Perl DBD::DB2 code<text:tab/>8</text:a></text:p>
          <text:p text:style-name="P119"><text:a xlink:type="simple" xlink:href="#4. Setting up the DB2 Server Instance|outline">4.0 <text:s/>Setting up the DB2 Server Instance<text:tab/>8</text:a></text:p>
          <text:p text:style-name="P119"><text:a xlink:type="simple" xlink:href="#5.Start the DB2 Server |outline">5.0 Start the DB2 Server <text:tab/>11</text:a></text:p>
          <text:p text:style-name="P120"><text:a xlink:type="simple" xlink:href="#5.1.Increasing processor entitlement|outline">5.1 Increasing processor entitlement<text:tab/>11</text:a></text:p>
          <text:p text:style-name="P120"><text:a xlink:type="simple" xlink:href="#5.2. Useful DB2 Commands|outline">5.2 <text:s/>Useful DB2 Commands<text:tab/>11</text:a></text:p>
          <text:p text:style-name="P119"><text:a xlink:type="simple" xlink:href="#6. Setup Database Manager|outline">6.0 <text:s/>Setup Database Manager<text:tab/>12</text:a></text:p>
          <text:p text:style-name="P119"><text:a xlink:type="simple" xlink:href="#7. Create the xCAT Database |outline">7.0 <text:s/>Create the xCAT Database <text:tab/>12</text:a></text:p>
          <text:p text:style-name="P120"><text:a xlink:type="simple" xlink:href="#7.1.Restart the Instance to Apply the Changes|outline">7.1 Restart the Instance to Apply the Changes<text:tab/>13</text:a></text:p>
          <text:p text:style-name="P119"><text:a xlink:type="simple" xlink:href="#8. Migrate xCAT data to DB2 |outline">8.0 <text:s/>Migrate xCAT data to DB2 <text:tab/>13</text:a></text:p>
          <text:p text:style-name="P119"><text:a xlink:type="simple" xlink:href="#9. Setting up the DB2 Client on the Service Nodes.|outline">9.0 <text:s/>Setting up the DB2 Client on the Service Nodes.<text:tab/>14</text:a></text:p>
          <text:p text:style-name="P120"><text:a xlink:type="simple" xlink:href="#9.1. Install the DB2 Client software on the SN|outline">9.1 <text:s/>Install the DB2 Client software on the SN<text:tab/>14</text:a></text:p>
          <text:p text:style-name="P120"><text:a xlink:type="simple" xlink:href="#9.2. Installation and Setup of  DBD::DB2 Perl modules|outline">9.2 <text:s/>Installation and Setup of <text:s/>DBD::DB2 Perl modules<text:tab/>15</text:a></text:p>
          <text:p text:style-name="P120"><text:a xlink:type="simple" xlink:href="#9.3.Creating the Client Instance on the Service Node|outline">9.3 Creating the Client Instance on the Service Node<text:tab/>16</text:a></text:p>
          <text:p text:style-name="P120"><text:a xlink:type="simple" xlink:href="#9.4.Creating the catalog of the DB2 Server Node on the Service Node |outline">9.4 Creating the catalog of the DB2 Server Node on the Service Node <text:tab/>19</text:a></text:p>
          <text:p text:style-name="P120"><text:a xlink:type="simple" xlink:href="#9.5. Catalog the Server Instance Database on the Service Node|outline">9.5 <text:s/>Catalog the Server Instance Database on the Service Node<text:tab/>19</text:a></text:p>
          <text:p text:style-name="P120"><text:a xlink:type="simple" xlink:href="#9.6. Test the Database Connection |outline">9.6 <text:s/>Test the Database Connection <text:tab/>20</text:a></text:p>
          <text:p text:style-name="P120"><text:a xlink:type="simple" xlink:href="#9.7. Start the xCAT daemon|outline">9.7 <text:s/>Start the xCAT daemon<text:tab/>20</text:a></text:p>
          <text:p text:style-name="P119"><text:a xlink:type="simple" xlink:href="#10. Adding ODBC support |outline">10.0 <text:s/>Adding ODBC support <text:tab/>20</text:a></text:p>
          <text:p text:style-name="P120"><text:a xlink:type="simple" xlink:href="#10.1.Setup the ODBC on the Management Node (DB2 Server)|outline">10.1 Setup the ODBC on the Management Node (DB2 Server)<text:tab/>21</text:a></text:p>
          <text:p text:style-name="P120"><text:a xlink:type="simple" xlink:href="#10.2.Setup ODBC on the Service Nodes|outline">10.2 Setup ODBC on the Service Nodes<text:tab/>23</text:a></text:p>
          <text:p text:style-name="P119"><text:a xlink:type="simple" xlink:href="#11. Installing xCAT on the Service Node|outline">11.0 <text:s/>Installing xCAT on the Service Node<text:tab/>26</text:a></text:p>
          <text:p text:style-name="P119"><text:a xlink:type="simple" xlink:href="#12. Migrating to AIX 7.1|outline">12.0 <text:s/>Migrating to AIX 7.1<text:tab/>26</text:a></text:p>
          <text:p text:style-name="P119"><text:a xlink:type="simple" xlink:href="#13. Removing xCAT from DB2|outline">13.0 <text:s/>Removing xCAT from DB2<text:tab/>27</text:a></text:p>
          <text:p text:style-name="P119"><text:a xlink:type="simple" xlink:href="#14. Removing  DB2 from MN and SN|outline">14.0 <text:s/>Removing <text:s/>DB2 from MN and SN<text:tab/>27</text:a></text:p>
          <text:p text:style-name="P119"><text:a xlink:type="simple" xlink:href="#15. References|outline">15.0 <text:s/>References<text:tab/>29</text:a></text:p>
          <text:p text:style-name="P119"><text:a xlink:type="simple" xlink:href="#16. Diagnostics|outline">16.0 <text:s/>Diagnostics<text:tab/>29</text:a></text:p>
          <text:p text:style-name="P119"><text:a xlink:type="simple" xlink:href="#17. Appendix A:Building Perl DBD::DB2 code|outline">17.0 <text:s/>Appendix A:Building Perl DBD::DB2 code<text:tab/>30</text:a></text:p>
        </text:index-body>
      </text:table-of-content>
      <text:p text:style-name="P27"/>
      <text:p text:style-name="P28"/>
      <text:p text:style-name="P29"/>
      <text:h text:style-name="Heading_20_1" text:outline-level="1"><text:soft-page-break/><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4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1">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67"><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8"/>
      <text:p text:style-name="P68"><text:a xlink:type="simple" xlink:href="http://www-01.ibm.com/support/docview.wss?uid=swg27009474"/></text:p>
      <text:p text:style-name="P31"/>
      <text:p text:style-name="P67"><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text:soft-page-break/>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7"><text:tab/></text:p>
      <text:p text:style-name="P67"><text:tab/>For more references: <text:s/>see the <text:reference-ref text:reference-format="text" text:ref-name="References"> References</text:reference-ref> section. </text:p>
      <text:p text:style-name="P67"/>
      <text:p text:style-name="P67"/>
      <text:p text:style-name="P67"><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8">Configuring and Managing BlueGene <text:s/></text:span><text:a xlink:type="simple" xlink:href="http://www.redbooks.ibm.com/redbooks/pdfs/sg247352.pdf"><text:span text:style-name="T58">DB2 Setup Sections.</text:span></text:a> <text:s/>We will be using a Command Line (manual) <text:s/>installation method, not the Web interface. </text:p>
      <text:p text:style-name="P61">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30">Note: Setup of DB2 on AIX assumes that root is running ksh and on Linux bash. </text:p>
      <text:h text:style-name="Heading_20_2" text:outline-level="2">Installing Compilers</text:h>
      <text:p text:style-name="P94"><text:a xlink:type="simple" xlink:href="http://search.cpan.org/~ibmtordb2/"><text:span text:style-name="T37">On AIX: you must install the VAC C/C++ compiler and XLC compiler. <text:s/>You may also need to install the xlf fortran compiler.</text:span></text:a></text:p>
      <text:p text:style-name="P94"><text:a xlink:type="simple" xlink:href="http://search.cpan.org/~ibmtordb2/"><text:span text:style-name="T37">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ext:soft-page-break/>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47">To copy the tarball and unzip and untar -- <text:s text:c="2"/>at least 4 gigabytes</text:p>
        </text:list-item>
        <text:list-item>
          <text:p text:style-name="P147">To install DB2 code ( MN and SN) in /opt <text:s text:c="2"/>-- at least <text:s/>1.5 gigabytes</text:p>
        </text:list-item>
        <text:list-item>
          <text:p text:style-name="P147">To create xcatdb database and instance on MN <text:s/>in /var – Need minimum of <text:span text:style-name="T20">465348KB to create on the MN and SN, <text:s/>but the database will grow on the Management Node , so I would start with 1 gigabyte on the Management Node. <text:s/></text:span><text:s/></text:p>
        </text:list-item>
      </text:list>
      <text:p text:style-name="Standard"/>
      <text:p text:style-name="Standard">For more DB2 installation requirements <text:s/>check the DB2 documentation at :</text:p>
      <text:p text:style-name="Standard"/>
      <text:p text:style-name="Standard">http://publib.boulder.ibm.com/infocenter/db2luw/v9r7/index.jsp?topic=/com.ibm.db2.luw.qb.server.doc/doc/r0025127.html</text:p>
      <text:p text:style-name="Standard"/>
      <text:h text:style-name="Heading_20_2" text:outline-level="2">Installation Steps</text:h>
      <text:p text:style-name="Default_20_Text"/>
      <text:list text:style-name="L2">
        <text:list-item>
          <text:p text:style-name="P206">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52"/>
          <text:p text:style-name="P268"/>
        </text:list-item>
        <text:list-item>
          <text:p text:style-name="P206"><text:s/>Untar the download package:</text:p>
          <text:p text:style-name="P187"><text:s text:c="2"/>cd /db2source</text:p>
          <text:p text:style-name="P152">On Linux: </text:p>
          <text:p text:style-name="P152"><text:s text:c="2"/>zcat <text:s/>DB2_ESE_97_Linux_ipSeries.tar.gz | tar -xvf-</text:p>
          <text:p text:style-name="P152"><text:s/>or <text:s/></text:p>
          <text:p text:style-name="P152">On AIX:</text:p>
          <text:p text:style-name="P152"><text:s/>gunzip DB2_ESE_97_AIX.tar.gz </text:p>
          <text:p text:style-name="P152"><text:s/>tar -xvf DB2_ESE_97_AIX.tar </text:p>
          <text:p text:style-name="P152"><text:s/></text:p>
          <text:p text:style-name="P188"/>
          <text:p text:style-name="P206"/>
        </text:list-item>
        <text:list-item>
          <text:p text:style-name="P206"><text:s/><text:span text:style-name="T21">If on Linux</text:span>, <text:s/>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list-item>
      </text:list>
      <text:p text:style-name="Default_20_Text"><text:soft-page-break/></text:p>
      <text:list text:style-name="L3">
        <text:list-item>
          <text:p text:style-name="P269">For our SLES 10 ppc system, <text:s/>we download the following:</text:p>
        </text:list-item>
      </text:list>
      <text:p text:style-name="P66">vacpp.rte.90.sles10.*.update.tar.gz into /db2source/vac9.0.</text:p>
      <text:list text:style-name="L4">
        <text:list-item>
          <text:p text:style-name="P270">We unzip and untar the software: <text:s text:c="67"/>zcat vacpp.rte.90.sles10.*.update.tar.gz | tar -xvf-</text:p>
        </text:list-item>
        <text:list-item>
          <text:p text:style-name="P270">Apply the updates, t<text:span text:style-name="T14">his installs the runtime libraries consisting of three RPMs – vacpp.rte, xlsmp.rte,and xlsmp.msg.rte.</text:span></text:p>
          <text:p text:style-name="P189"><text:s text:c="6"/>cd /db2source/vac9.0</text:p>
        </text:list-item>
      </text:list>
      <text:p text:style-name="P81"><text:s text:c="3"/>rpm -Uvh *.rpm</text:p>
      <text:p text:style-name="P81"/>
      <text:p text:style-name="Default_20_Text"><text:tab/><text:span text:style-name="T21">If on AIX</text:span>, <text:s/>you are going to need to install xlC and the vac compiler. </text:p>
      <text:p text:style-name="Default_20_Text"/>
      <text:p text:style-name="Default_20_Text"/>
      <text:list text:style-name="L2" text:continue-numbering="true">
        <text:list-item>
          <text:p text:style-name="P206"><text:reference-mark-start text:name="Install DB2"/><text:s/>Install DB2<text:reference-mark-end text:name="Install DB2"/></text:p>
          <text:p text:style-name="P206"><text:s/></text:p>
          <text:p text:style-name="P206"><text:s/></text:p>
          <text:p text:style-name="P198"><text:s text:c="13"/>cd /db2source/ese</text:p>
          <text:p text:style-name="P190"><text:s/>./db2_install</text:p>
          <text:p text:style-name="P190"/>
        </text:list-item>
      </text:list>
      <text:p text:style-name="P69"><text:s text:c="3"/><text:span text:style-name="T21">You will be prompted with the following questions:</text:span></text:p>
      <text:p text:style-name="P69"/>
      <text:list text:style-name="L2" text:continue-numbering="true">
        <text:list-header>
          <text:p text:style-name="P190">Default directory for installation of products - /opt/ibm/db2/V9.7</text:p>
        </text:list-header>
      </text:list>
      <text:p text:style-name="P69"/>
      <text:p text:style-name="P69"><text:s text:c="3"/>Do you want to choose a different directory to install [yes/no] ?</text:p>
      <text:p text:style-name="Body_20_Text_20_First_20_Indent"><text:s text:c="11"/><text:span text:style-name="T21">Answer: no</text:span></text:p>
      <text:p text:style-name="P69"/>
      <text:p text:style-name="P69"/>
      <text:p text:style-name="Body_20_Text_20_First_20_Indent"><text:s text:c="8"/>Specify one of the following keywords to install DB2 products.</text:p>
      <text:p text:style-name="P69"><text:s text:c="4"/>ESE</text:p>
      <text:p text:style-name="P69"><text:s text:c="4"/>CLIENT</text:p>
      <text:p text:style-name="P69"><text:s text:c="4"/>RTCL</text:p>
      <text:p text:style-name="P69"/>
      <text:p text:style-name="P70">Answer: ESE</text:p>
      <text:p text:style-name="P70"/>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74"/>
        </text:list-header>
      </text:list>
      <text:list text:style-name="L2" text:continue-numbering="true">
        <text:list-header>
          <text:p text:style-name="P190"/>
        </text:list-header>
      </text:list>
      <text:h text:style-name="Heading_20_2" text:outline-level="2"><text:soft-page-break/>Installing the DB2 License</text:h>
      <text:p text:style-name="P1"><text:span text:style-name="T59">The DB2 license file can be found in the db2/license directory on the installation </text:span><text:span text:style-name="T60">CD or inside the installation directory. Depending on the product you have, the file is named db2ese.lic (Enterprise Server Edition). After installing the license, the system </text:span><text:span text:style-name="T60">is ready to start the </text:span><text:span text:style-name="T59">database. <text:s/>If you loaded a trial copy, you will be able to use it for 90 days without a license. <text:s/>The license will not be present in the install. </text:span></text:p>
      <text:p text:style-name="P21"/>
      <text:p text:style-name="P93">To install the license run the following command:</text:p>
      <text:p text:style-name="P93"/>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73">DBI1402I License added successfully.</text:p>
      <text:p text:style-name="P73"/>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8">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7">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37">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text:soft-page-break/></text:p>
      <text:p text:style-name="P43">As root</text:p>
      <text:p text:style-name="P43"><text:s text:c="5"/>stop the xcat daemon</text:p>
      <text:p text:style-name="P43"><text:s text:c="5"/>On AIX: <text:s text:c="2"/>stopsrc -s xcatd </text:p>
      <text:p text:style-name="P43"><text:s text:c="6"/>On Linux: <text:s/>service xcatd stop</text:p>
      <text:p text:style-name="P43"/>
      <text:p text:style-name="P43">As xcatdb</text:p>
      <text:p text:style-name="P43"><text:s text:c="2"/>su – xcatdb</text:p>
      <text:p text:style-name="P43"><text:s text:c="2"/>db2stop</text:p>
      <text:p text:style-name="P39"><text:s text:c="2"/>cd to the location of the PTF fix code</text:p>
      <text:p text:style-name="P39"/>
      <text:p text:style-name="P39"><text:s text:c="2"/>In that directory as xcatdb run:</text:p>
      <text:p text:style-name="Default_20_Text"><text:span text:style-name="T37"><text:s text:c="4"/></text:span><text:span text:style-name="T30">./installFixPack -b </text:span><text:span text:style-name="T53">/opt/IBM/db2/V9.7 <text:s text:c="2"/>for AIX </text:span></text:p>
      <text:p text:style-name="Default_20_Text"><text:span text:style-name="T54"><text:s text:c="4"/></text:span><text:span text:style-name="T31">./installFixPack -b </text:span><text:span text:style-name="T54">/opt/ibm/db2/V9.7 <text:s text:c="2"/>for Linux </text:span></text:p>
      <text:p text:style-name="P44"/>
      <text:p text:style-name="P44">If get an error, read the error log. <text:s/>May suggest you use </text:p>
      <text:p text:style-name="Default_20_Text"><text:span text:style-name="T54"><text:s text:c="4"/></text:span><text:span text:style-name="T31">/installFixPack -b </text:span><text:span text:style-name="T54">/opt/IBM/db2/V9.7 -f db2lib <text:s/>for AIX </text:span></text:p>
      <text:p text:style-name="Default_20_Text"><text:span text:style-name="T54"><text:s text:c="4"/></text:span><text:span text:style-name="T31">./installFixPack -b </text:span><text:span text:style-name="T54">/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8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4">DBI (DataBase Interface) module and DBD::DB2 (DataBase Driver) are required on the Management Node for the xCAT code to interface with DB2.</text:p>
      <text:p text:style-name="P34"/>
      <text:p text:style-name="P34">Make sure perl-DBI is installed from the OS. <text:s text:c="2"/>Check by running:</text:p>
      <text:p text:style-name="Code_20_Indented">rpm -qa | grep perl-DBI</text:p>
      <text:p text:style-name="P15"/>
      <text:h text:style-name="Heading_20_2" text:outline-level="2">Install <text:s/>the Perl DBD::DB2 code</text:h>
      <text:p text:style-name="P33">The xCAT code uses the Perl DBD interface support for DB2.</text:p>
      <text:p text:style-name="Default_20_Text">If you are using the <text:s/>Database level that is documented here on AIX 6.1 L <text:s/>or later, or <text:s/>Redhat 5 or Redhat 6. <text:s text:c="2"/><text:span text:style-name="T22">You can obtain the perl-DBD-DB2 rpm supplied by xCAT from either the AIX xCAT deps package or the Linux xCAT deps package.</text:span></text:p>
      <text:p text:style-name="Default_20_Text"/>
      <text:p text:style-name="P54"><text:soft-page-break/>Note: <text:s/>as of Oct 2010, the <text:s/>deps package <text:s/>for xCAT will automatically install the perl-DBD-DB2 , and unixODBC-* when installed on the Management or Service <text:s/>Nodes. <text:s text:c="2"/>You may find these already installed. </text:p>
      <text:p text:style-name="Default_20_Text"/>
      <text:p text:style-name="Default_20_Text"><text:s/>If you can use these rpms then install them. <text:span text:style-name="T71"><text:s/>Otherwise, <text:s/>follow the instructions in </text:span><text:span text:style-name="T71"><text:reference-ref text:reference-format="text" text:ref-name="Build  the Perl DBD::DB2 code">Building Perl DBD::DB2 code</text:reference-ref></text:span><text:span text:style-name="T71"> and then go to </text:span><text:span text:style-name="T71"><text:reference-ref text:reference-format="text" text:ref-name="Setting up the DB2 Server Instance">Setting up the DB2 Server Instance</text:reference-ref></text:span><text:span text:style-name="T71">.</text:span></text:p>
      <text:h text:style-name="P92" text:outline-level="2" text:is-list-header="true"/>
      <text:p text:style-name="P97"><text:s text:c="4"/></text:p>
      <text:h text:style-name="Heading_20_1" text:outline-level="1"><text:s/><text:reference-mark-start text:name="Setting up the DB2 Server Instance"/>Setting up the DB2 Server Instance<text:reference-mark-end text:name="Setting up the DB2 Server Instance"/></text:h>
      <text:p text:style-name="Default_20_Text"/>
      <text:p text:style-name="P30">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P30"/>
      <text:p text:style-name="P266">To use the db2sqlsetup script to setup the Server Instance and bring up xCAT running on DB2, <text:s/>run the following command. <text:s/>You will be prompted for the instance password. </text:p>
      <text:p text:style-name="P266"/>
      <text:p text:style-name="P185">db2sqlsetup -i -S -V</text:p>
      <text:p text:style-name="Default_20_Text"/>
      <text:p text:style-name="P35">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60"><text:s/><text:span text:style-name="T23">All of the following steps must be run logged into the Management Node as root. <text:s/></text:span></text:p>
      <text:p text:style-name="P60"/>
      <text:list text:style-name="L6">
        <text:list-item>
          <text:p text:style-name="P126"><text:span text:style-name="T7">Create a xcatdb user id and group for the DB2 instance. <text:s/>The home directory for the instance will be in /var/lib/db2. <text:line-break/><text:line-break/></text:span><text:span text:style-name="T7">On AIX:<text:line-break/></text:span><text:span text:style-name="T1"><text:line-break/></text:span><text:span text:style-name="T1"> </text:span><text:span text:style-name="T65">mkgroup xcatdb<text:line-break/> mkuser pgrp='xcatdb' home='/var/lib/db2' shell='/bin/ksh' xcatdb</text:span></text:p>
          <text:p text:style-name="P126"><text:span text:style-name="T1"><text:line-break/></text:span><text:span text:style-name="T70">On Linux:</text:span><text:span text:style-name="T3"> </text:span></text:p>
          <text:p text:style-name="P128"><text:s text:c="12"/>groupadd xcatdb</text:p>
          <text:p text:style-name="P160"><text:span text:style-name="T69">u</text:span><text:span text:style-name="T13">seradd -d /var/lib/db2 -g xcatdb -m -s /bin/bash xcatdb</text:span><text:span text:style-name="T68"><text:line-break/></text:span><text:span text:style-name="T1"><text:line-break/></text:span></text:p>
          <text:p text:style-name="P315"><text:soft-page-break/></text:p>
        </text:list-item>
        <text:list-item>
          <text:p text:style-name="P160"><text:span text:style-name="T7">Set the xcatdb password<text:line-break/>On AIX <text:line-break/> </text:span><text:span text:style-name="T8">chpasswd -c</text:span></text:p>
          <text:p text:style-name="P162">xcatdb:&lt;passwd&gt;</text:p>
          <text:p text:style-name="P162">ctl-D</text:p>
          <text:p text:style-name="P162"/>
          <text:p text:style-name="P129"><text:s text:c="12"/>On Linux</text:p>
          <text:p text:style-name="P162">chpasswd </text:p>
          <text:p text:style-name="P162">xcatdb:&lt;passwd&gt;</text:p>
          <text:p text:style-name="P162">ctl-D</text:p>
          <text:p text:style-name="P162"/>
          <text:p text:style-name="P160">Note: we use the chpasswd command so the password will not have to be changed the first time we use the xcatdb userid. </text:p>
          <text:p text:style-name="P317"/>
        </text:list-item>
        <text:list-item>
          <text:p text:style-name="P318">Add the following entry into /etc/services</text:p>
          <text:p text:style-name="P213"><text:line-break/><text:span text:style-name="T27">Edit the /etc/services file and add the following (suggestion: insert above the references section) </text:span></text:p>
        </text:list-item>
      </text:list>
      <text:p text:style-name="P11"/>
      <text:p text:style-name="P50">#</text:p>
      <text:p text:style-name="P50"># xcatd settings : Allow tcp communication for the instance, <text:s/>make sure port numbers do not conflict with existing entries. </text:p>
      <text:p text:style-name="P50">#</text:p>
      <text:p text:style-name="P50">DB2_xcatdb <text:s text:c="5"/>60000/tcp</text:p>
      <text:p text:style-name="P50">DB2_xcatdb_1 <text:s text:c="3"/>60001/tcp</text:p>
      <text:p text:style-name="P50">DB2_xcatdb_2 <text:s text:c="3"/>60002/tcp</text:p>
      <text:p text:style-name="P50">DB2_xcatdb_END <text:s/>60003/tcp</text:p>
      <text:p text:style-name="P50">db2c_xcatdb <text:s text:c="3"/>50001/tcp <text:s text:c="3"/># Port for server connection</text:p>
      <text:p text:style-name="P51"><text:line-break/></text:p>
      <text:p text:style-name="Default_20_Text"/>
      <text:list text:style-name="L6" text:continue-numbering="true">
        <text:list-item>
          <text:p text:style-name="P320">Create the DB2 <text:s/>Server Instance</text:p>
          <text:p text:style-name="P321">Note: you will need available <text:s/>space <text:s/>in /var/lib/db2 is 465348KB, for this to complete.</text:p>
        </text:list-item>
      </text:list>
      <text:p text:style-name="P63"/>
      <text:p text:style-name="P48">To create the xCAT DB2 Server Instance run the following as root:</text:p>
      <text:p text:style-name="P48"/>
      <text:p text:style-name="P10"><text:s text:c="3"/>on Linux </text:p>
      <text:p text:style-name="P58"><text:span text:style-name="T9"><text:s text:c="4"/></text:span><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p>
      <text:p text:style-name="P18"><text:line-break/> <text:span text:style-name="T15"><text:s/>on AIX</text:span></text:p>
      <text:p text:style-name="P58"><text:s text:c="2"/><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line-break/><text:line-break/></text:p>
      <text:list text:style-name="L6" text:continue-numbering="true">
        <text:list-item>
          <text:p text:style-name="P375">Modify the DB2 Server Instance</text:p>
          <text:p text:style-name="P376"><text:s text:c="5"/>As root:</text:p>
        </text:list-item>
      </text:list>
      <text:p text:style-name="P86">cd /opt/ibm/db2/V9.7/instance on Linux</text:p>
      <text:p text:style-name="P86">cd /opt/IBM/db2/V9.7/instance <text:s/>on AIX</text:p>
      <text:p text:style-name="P83"><text:soft-page-break/><text:span text:style-name="T25">./</text:span><text:span text:style-name="T56">db2iset -g DB2_PARALLEL_IO=*</text:span></text:p>
      <text:p text:style-name="P83"><text:span text:style-name="T56">./</text:span><text:span text:style-name="T56">db2iset -g DB2AUTOSTART=yes</text:span></text:p>
      <text:p text:style-name="P84">./db2iset -g DB2_STRIPED_CONTAINERS=ON</text:p>
      <text:p text:style-name="P84"/>
      <text:p text:style-name="P84">su – xcatdb</text:p>
      <text:p text:style-name="P85"><text:span text:style-name="T5">&gt;</text:span><text:span text:style-name="T51">export EXTSHM=ON </text:span></text:p>
      <text:p text:style-name="P81"><text:span text:style-name="T55">&gt;</text:span><text:span text:style-name="T50">db2set DB2ENVLIST=EXTSHM </text:span></text:p>
      <text:p text:style-name="P84">&gt; db2set -all</text:p>
      <text:p text:style-name="P84">[e] DB2LIBPATH=/var/lib/db2/sqllib/java/jdk64/jre/lib/ppc64</text:p>
      <text:p text:style-name="P84">[i] DB2ENVLIST=EXTSHM</text:p>
      <text:p text:style-name="P84">[i] DB2COMM=tcpip</text:p>
      <text:p text:style-name="P84">[i] DB2AUTOSTART=YES</text:p>
      <text:p text:style-name="P84">[g] DB2FCMCOMM=TCPIP4</text:p>
      <text:p text:style-name="P84">[g] DB2_STRIPED_CONTAINERS=ON</text:p>
      <text:p text:style-name="P84">[g] DB2SYSTEM=c68m4mn11.ppd.pok.ibm.com</text:p>
      <text:p text:style-name="P84">[g] DB2INSTDEF=xcatdb</text:p>
      <text:p text:style-name="P84">[g] DB2_PARALLEL_IO=*</text:p>
      <text:p text:style-name="P84">[g] DB2AUTOSTART=yes</text:p>
      <text:p text:style-name="P84"/>
      <text:p text:style-name="P84"/>
      <text:p text:style-name="P82"/>
      <text:list text:style-name="L6" text:continue-numbering="true">
        <text:list-item>
          <text:p text:style-name="P322">Extend the number of shared memory segments allowed.</text:p>
          <text:p text:style-name="P322">Add the following line to /var/lib/db2/sqllib/db2profile</text:p>
          <text:p text:style-name="P322">Note: you will need to add this export for all ID's that access the database. </text:p>
          <text:p text:style-name="P322"><text:s text:c="4"/></text:p>
          <text:p text:style-name="P322"><text:s text:c="5"/>EXTSHM=ON</text:p>
          <text:p text:style-name="P322"><text:s text:c="5"/>export EXTSHM</text:p>
          <text:p text:style-name="P322"/>
        </text:list-item>
        <text:list-item>
          <text:p text:style-name="P322"><text:reference-mark-start text:name="1)Set the db2 instance name for root"/>Set the db2 <text:s/>environment variables for root <text:reference-mark-end text:name="1)Set the db2 instance name for root"/></text:p>
          <text:p text:style-name="P322">For AIX as root:</text:p>
          <text:p text:style-name="P322"><text:s text:c="6"/>vi /etc/profile</text:p>
        </text:list-item>
      </text:list>
      <text:p text:style-name="P62"><text:s text:c="18"/>add the following lines:</text:p>
      <text:p text:style-name="P62"><text:s text:c="19"/>export DB2INSTANCE=xcatdb </text:p>
      <text:p text:style-name="Body_20_Text_20_First_20_Indent"><text:s text:c="15"/>export EXTSHM=ON</text:p>
      <text:p text:style-name="P62"><text:s text:c="20"/></text:p>
      <text:list text:style-name="L6" text:continue-numbering="true">
        <text:list-header>
          <text:p text:style-name="P322"><text:s text:c="6"/></text:p>
          <text:p text:style-name="P322">For Linux as root:</text:p>
          <text:p text:style-name="P322"><text:s text:c="6"/>c<text:span text:style-name="T7">d /etc/profile.d</text:span></text:p>
          <text:p text:style-name="P322"><text:s text:c="7"/>vi xcat.sh</text:p>
          <text:p text:style-name="P322"><text:s text:c="10"/>add the following line:</text:p>
          <text:p text:style-name="P322"><text:s text:c="11"/>export DB2INSTANCE=xcatdb</text:p>
          <text:p text:style-name="P322"><text:s text:c="11"/>export EXTSHM=ON</text:p>
          <text:p text:style-name="P322"><text:s text:c="11"/></text:p>
        </text:list-header>
      </text:list>
      <text:p text:style-name="P76"><text:s text:c="13"/>vi xcat.csh</text:p>
      <text:p text:style-name="P76"><text:soft-page-break/><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P76"><text:s text:c="11"/>export DB2INSTANCE=xcatdb <text:s text:c="14"/></text:p>
      <text:h text:style-name="Heading_20_1" text:outline-level="1">Start the DB2 Server </text:h>
      <text:p text:style-name="P32">To start the server, <text:s/>you must logon as the xcatd instance id, <text:s/>create previously.</text:p>
      <text:p text:style-name="P32"/>
      <text:p text:style-name="P74">su – xcatdb</text:p>
      <text:p text:style-name="P74">xcatdb@c76a3l4vp01:~&gt; db2start</text:p>
      <text:p text:style-name="P74">01/27/2010 19:48:08 <text:s text:c="4"/>0 <text:s text:c="2"/>0 <text:s text:c="2"/>SQL1063N <text:s/>DB2START processing was successful.</text:p>
      <text:p text:style-name="P74">SQL1063N <text:s/>DB2START processing was successful.</text:p>
      <text:p text:style-name="P74"/>
      <text:p text:style-name="Code_20_Indented">If you need to stop the database, <text:s/>use</text:p>
      <text:p text:style-name="P74">xcatdb@c76a3l4vp01:~&gt; db2stop </text:p>
      <text:p text:style-name="P74">or </text:p>
      <text:p text:style-name="P74">xcatdb@c76a3l4vp01:~&gt; db2stop force</text:p>
      <text:p text:style-name="P74"/>
      <text:h text:style-name="Heading_20_2" text:outline-level="2">Increasing processor entitlement</text:h>
      <text:p text:style-name="Default_20_Text">After the database is started, you might want to increase the processor</text:p>
      <text:p text:style-name="Default_20_Text"><text:span text:style-name="T71">entitlement for DB2. <text:s text:c="2"/>Check the section “</text:span><text:a xlink:type="simple" xlink:href="http://www.redbooks.ibm.com/redbooks/pdfs/sg247352.pdf"><text:span text:style-name="T71">Increasing processor entitlement</text:span></text:a><text:span text:style-name="T71">” for information on customizing you system. </text:span></text:p>
      <text:p text:style-name="P33"/>
      <text:h text:style-name="P91" text:outline-level="2"><text:s/>Useful DB2 Commands</text:h>
      <text:p text:style-name="P36">Note: path IBM for AIX, <text:s/>ibm for Linux </text:p>
      <text:p text:style-name="P36"><text:s text:c="6"/>These commands, you run as root:</text:p>
      <text:p text:style-name="P36"/>
      <text:list text:style-name="L7">
        <text:list-item>
          <text:p text:style-name="P214"><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214"><text:span text:style-name="Variable"><text:span text:style-name="T10">If you have problems removing an instance use:</text:span></text:span></text:p>
          <text:p text:style-name="P214"><text:span text:style-name="Variable"><text:span text:style-name="T10">/opt/ibm /db2/V9.7/instance/db2iset -d xcatdb</text:span></text:span></text:p>
        </text:list-item>
        <text:list-item>
          <text:p text:style-name="P214"><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18"><text:span text:style-name="Variable"><text:span text:style-name="T2">db2 connect to xcatdb ( connect to database) from Server</text:span></text:span></text:p>
        </text:list-item>
        <text:list-item>
          <text:p text:style-name="P218"><text:span text:style-name="Variable"><text:span text:style-name="T2">db2 connect to xcatdb user xcatdb <text:s/>from Client </text:span></text:span></text:p>
        </text:list-item>
        <text:list-item>
          <text:p text:style-name="P218"><text:span text:style-name="Variable"><text:span text:style-name="T2">db2 drop database <text:s/>xcatdb ( drop the database)</text:span></text:span></text:p>
        </text:list-item>
        <text:list-item>
          <text:p text:style-name="P218"><text:span text:style-name="Variable"><text:span text:style-name="T2">db2 list tables </text:span></text:span></text:p>
        </text:list-item>
        <text:list-item>
          <text:p text:style-name="P218"><text:soft-page-break/><text:span text:style-name="Variable"><text:span text:style-name="T28">db2 select \"node\" from nodelist </text:span></text:span><text:span text:style-name="Variable"><text:span text:style-name="T29">WHERE \"disable\" is NULL OR \"disable\" LIKE \'0\' OR \"disable\" LIKE \'no\' OR \"disable\" LIKE \'NO\' OR \"disable\" LIKE \'nO\'</text:span></text:span></text:p>
        </text:list-item>
        <text:list-item>
          <text:p text:style-name="P218"><text:span text:style-name="Variable"><text:span text:style-name="T2">db2 describe table site</text:span></text:span></text:p>
        </text:list-item>
        <text:list-item>
          <text:p text:style-name="P218"><text:span text:style-name="Variable"><text:span text:style-name="T2">db2 list tablespaces</text:span></text:span></text:p>
        </text:list-item>
        <text:list-item>
          <text:p text:style-name="P218"><text:span text:style-name="Variable"><text:span text:style-name="T2">db2 drop table site </text:span></text:span></text:p>
        </text:list-item>
        <text:list-item>
          <text:p text:style-name="P218"><text:span text:style-name="Variable"><text:span text:style-name="T2">db2stop</text:span></text:span></text:p>
        </text:list-item>
        <text:list-item>
          <text:p text:style-name="P218"><text:span text:style-name="Variable"><text:span text:style-name="T2">db2stop force</text:span></text:span></text:p>
        </text:list-item>
        <text:list-item>
          <text:p text:style-name="P218"><text:span text:style-name="Variable"><text:span text:style-name="T2">db2start</text:span></text:span></text:p>
        </text:list-item>
        <text:list-item>
          <text:p text:style-name="P218"><text:span text:style-name="Variable"><text:span text:style-name="T2">db2licm -l <text:s/></text:span></text:span></text:p>
        </text:list-item>
        <text:list-item>
          <text:p text:style-name="P218"><text:span text:style-name="Variable"><text:span text:style-name="T2">db2level <text:s text:c="2"/>( show current release/ptf level)</text:span></text:span></text:p>
        </text:list-item>
        <text:list-item>
          <text:p text:style-name="P218"><text:span text:style-name="Variable"><text:span text:style-name="T2">db2 ( enter interactive admin session)</text:span></text:span></text:p>
        </text:list-item>
        <text:list-item>
          <text:p text:style-name="P218"><text:span text:style-name="Variable"><text:span text:style-name="T2">db2 -t ( enter interactive admin session where sql must end in ;)</text:span></text:span></text:p>
        </text:list-item>
        <text:list-item>
          <text:p text:style-name="P218"><text:span text:style-name="Variable"><text:span text:style-name="T2">db2 get db <text:s/>cfg <text:s/>( get database configuration)</text:span></text:span></text:p>
        </text:list-item>
        <text:list-item>
          <text:p text:style-name="P218"><text:span text:style-name="Variable"><text:span text:style-name="T2">db2 update dbm cfg using MON_HEAP_SZ AUTOMATIC</text:span></text:span></text:p>
        </text:list-item>
        <text:list-item>
          <text:p text:style-name="P218"><text:span text:style-name="Variable"><text:span text:style-name="T2">db2 list node directory</text:span></text:span></text:p>
        </text:list-item>
        <text:list-item>
          <text:p text:style-name="P218"><text:span text:style-name="Variable"><text:span text:style-name="T2">quit ( quit out of <text:s/>interactive admin session)</text:span></text:span></text:p>
        </text:list-item>
      </text:list>
      <text:p text:style-name="P46"/>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6">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6"><text:s text:c="2"/></text:span></text:span></text:p>
      <text:p text:style-name="P71"><text:span text:style-name="Source_20_Text"><text:span text:style-name="T63">db2 -tvf</text:span></text:span><text:span text:style-name="Source_20_Text"><text:span text:style-name="T64">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61">We will create one database “xcatdb”, <text:s/>it will be store in the “xcatdb” Instance home directory which is /var/lib/db2. </text:span></text:span></text:p>
      <text:p text:style-name="P5"/>
      <text:p text:style-name="P72">su – xcatdb</text:p>
      <text:p text:style-name="P72"/>
      <text:p text:style-name="P72"/>
      <text:p text:style-name="P18"><text:span text:style-name="Source_20_Text"><text:span text:style-name="T72"/></text:span></text:p>
      <text:p text:style-name="Code_20_Indented"><text:span text:style-name="Source_20_Text"><text:span text:style-name="T72"/></text:span></text:p>
      <text:p text:style-name="Body_20_Text_20_First_20_Indent"><text:span text:style-name="Source_20_Text"><text:span text:style-name="T66">In your xCAT install <text:s/>/opt/xcat/share/xcat/tools/createdb.sql, <text:s/>is a script that you can run to create the xcatdb database. <text:s text:c="2"/>Run the following:</text:span></text:span></text:p>
      <text:p text:style-name="Body_20_Text_20_First_20_Indent"><text:soft-page-break/><text:span text:style-name="Source_20_Text"><text:span text:style-name="T66"><text:s text:c="2"/></text:span></text:span></text:p>
      <text:p text:style-name="P71"><text:span text:style-name="Source_20_Text"><text:span text:style-name="T63">db2 -tvf</text:span></text:span><text:span text:style-name="Source_20_Text"><text:span text:style-name="T64"> <text:s/>/opt/xcat/share/xcat/tools/createdb.sql</text:span></text:span></text:p>
      <text:p text:style-name="P71"><text:span text:style-name="Source_20_Text"><text:span text:style-name="T62"/></text:span></text:p>
      <text:p text:style-name="P71"><text:span text:style-name="Source_20_Text"><text:span text:style-name="T62">Note: be patient, it takes a while. <text:s/>You may also investigate the default attributes of the database that we chose in this setup scripts and change according to your system needs. </text:span></text:span></text:p>
      <text:p text:style-name="P71"><text:span text:style-name="Source_20_Text"><text:span text:style-name="T62"/></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360">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4"/>
      <text:p text:style-name="P64"><text:s text:c="11"/>Note: if you get an error, like “Connection failure: IO::Socket::SSL: connect:</text:p>
      <text:p text:style-name="P64"><text:s text:c="10"/>Connection refused at....,” <text:s text:c="2"/>make sure your xcatd daemon is running. <text:s text:c="2"/></text:p>
      <text:list text:style-name="L9" text:continue-numbering="true">
        <text:list-header>
          <text:p text:style-name="P360"/>
        </text:list-header>
        <text:list-item>
          <text:p text:style-name="P360"><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9"/>
      <text:p text:style-name="P90">DB2:xcatdb|xcatdb|ppslab09</text:p>
      <text:list text:style-name="L9" text:continue-numbering="true">
        <text:list-header>
          <text:p text:style-name="P360"><text:soft-page-break/><text:s text:c="4"/>DB2:&lt;databasename&gt;|&lt;instancename&gt;|&lt;instancepassword&gt;</text:p>
        </text:list-header>
      </text:list>
      <text:p text:style-name="P64"/>
      <text:list text:style-name="L9" text:continue-numbering="true">
        <text:list-header>
          <text:p text:style-name="P360"><text:s/>The first variable is the database name xcatdb that was setup. <text:s/>The second variable is the name of the Instance. <text:s text:c="2"/>The password must match the password of your <text:s/>DB2 Instance “xcatdb” userid. <text:s text:c="2"/></text:p>
        </text:list-header>
      </text:list>
      <text:p text:style-name="P59"/>
      <text:list text:style-name="L9" text:continue-numbering="true">
        <text:list-header>
          <text:p text:style-name="P360">Finally change permissions on the file, <text:s/>so only root can read, to protect the password. <text:line-break/><text:span text:style-name="T1"><text:line-break/>chmod 0600 /etc/xcat/cfgloc </text:span></text:p>
          <text:p text:style-name="P360"/>
        </text:list-header>
        <text:list-item>
          <text:p text:style-name="P360">Stop the xcatd daemon, <text:s/>so no database actions will occur while you are migrating the data to DB2.</text:p>
          <text:p text:style-name="P360"><text:s/><text:span text:style-name="T3">On AIX: stopsrc -s xcatd </text:span><text:span text:style-name="T1"><text:line-break/> </text:span><text:span text:style-name="T3">On Linux: </text:span><text:span text:style-name="T1">service xcatd stop</text:span> </text:p>
          <text:p text:style-name="P360"/>
        </text:list-item>
        <text:list-item>
          <text:p text:style-name="P360">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371"/>
          <text:p text:style-name="P371">Note: <text:s/>If you still have errors that you can not resolve, <text:s/>you can go back to using SQlite, by moving /etc/xcat/cfgloc to /etc/xcat/cfgloc.save and restarting xcatd. </text:p>
        </text:list-item>
      </text:list>
      <text:p text:style-name="P64"/>
      <text:list text:style-name="L9" text:continue-numbering="true">
        <text:list-header>
          <text:p text:style-name="P360"/>
        </text:list-header>
        <text:list-item>
          <text:p text:style-name="P374">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377"/>
          <text:p text:style-name="P379"/>
        </text:list-item>
        <text:list-item>
          <text:p text:style-name="P379"><text:reference-mark-start text:name="1.Test the database"/>Test the database<text:reference-mark-end text:name="1.Test the database"/></text:p>
        </text:list-item>
      </text:list>
      <text:p text:style-name="P7"/>
      <text:p text:style-name="P7"><text:s text:c="12"/>tabdump site</text:p>
      <text:p text:style-name="P65"><text:s text:c="4"/></text:p>
      <text:p text:style-name="P8"/>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
      <text:p text:style-name="Default_20_Text"><text:soft-page-break/></text:p>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5">Install DB2:</text:p>
      <text:list text:style-name="L2" text:continue-numbering="true">
        <text:list-header>
          <text:p text:style-name="P206"/>
          <text:p text:style-name="P198"><text:s text:c="13"/>cd /db2source/ese</text:p>
          <text:p text:style-name="P190"><text:s/>./db2_install</text:p>
          <text:p text:style-name="P190"/>
        </text:list-header>
      </text:list>
      <text:p text:style-name="P69"><text:s text:c="3"/><text:span text:style-name="T21">You will be prompted with the following questions:</text:span></text:p>
      <text:p text:style-name="P69"/>
      <text:list text:style-name="L2" text:continue-numbering="true">
        <text:list-header>
          <text:p text:style-name="P190">Default directory for installation of products - /opt/ibm/db2/V9.7</text:p>
        </text:list-header>
      </text:list>
      <text:p text:style-name="P69"/>
      <text:p text:style-name="P69"><text:s text:c="3"/>Do you want to choose a different directory to install [yes/no] ?</text:p>
      <text:p text:style-name="Body_20_Text_20_First_20_Indent"><text:s text:c="11"/><text:span text:style-name="T21">Answer: no</text:span></text:p>
      <text:p text:style-name="P69"/>
      <text:p text:style-name="P69"/>
      <text:p text:style-name="Body_20_Text_20_First_20_Indent"><text:s text:c="8"/>Specify one of the following keywords to install DB2 products.</text:p>
      <text:p text:style-name="P69"><text:s text:c="4"/>ESE</text:p>
      <text:p text:style-name="P69"><text:s text:c="4"/>CLIENT</text:p>
      <text:p text:style-name="P69"><text:s text:c="4"/>RTCL</text:p>
      <text:p text:style-name="P69"/>
      <text:p text:style-name="P70">Answer: CLIENT</text:p>
      <text:list text:style-name="L2" text:continue-numbering="true">
        <text:list-header>
          <text:p text:style-name="P190"/>
        </text:list-header>
      </text:list>
      <text:p text:style-name="Default_20_Text"/>
      <text:p text:style-name="Heading_20_3"/>
      <text:h text:style-name="Heading_20_2" text:outline-level="2"><text:s/>Installation and Setup of <text:s/>DBD::DB2 Perl modules</text:h>
      <text:p text:style-name="Default_20_Text"/>
      <text:p text:style-name="Default_20_Text">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Creating the Client Instance on the Service Node</text:reference-ref>.</text:p>
      <text:p text:style-name="P54"><text:soft-page-break/>Note: <text:s/>as of Oct 2010, the <text:s/>deps package <text:s/>for xCAT will automatically install the perl-DBD-DB2 , and unixODBC-* when installed on the Management or Service <text:s/>Nodes. <text:s text:c="2"/>You may find these already installed. </text:p>
      <text:p text:style-name="P54">You can check if they are installed, <text:s/>by running rpm -qa | grep DB2.</text:p>
      <text:p text:style-name="Default_20_Text"/>
      <text:p text:style-name="Default_20_Text">As you did on the Management Node (MN), <text:s/>the Perl DB2 DBD will have to be installed on all Service nodes. <text:s text:c="4"/>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text:reference-mark-start text:name="Creating the Client Instance on the Service Node"/>Creating the Client Instance on the Service Node<text:reference-mark-end text:name="Creating the Client Instance on the Service Node"/></text:h>
      <text:p text:style-name="Default_20_Text"/>
      <text:p text:style-name="P30">You can choose to use the db2sqlsetup script, <text:s/>instead of following this manual process. <text:s/>It is available in the xCAT 2.5 release. <text:s/>See man db2sqlsetup. <text:s/>It will automatically setup the client. <text:s/></text:p>
      <text:p text:style-name="P30"/>
      <text:p text:style-name="P266">To use the db2sqlsetup command to create the client instance, run</text:p>
      <text:p text:style-name="Code_20_Indented">db2sqlsetup -i -C -V </text:p>
      <text:p text:style-name="Code_20_Indented">You will be prompted for the instance password and address of the <text:s text:c="3"/>DB2 server that this node can access. <text:s text:c="2"/>The instance password must match what was assigned on the DB2 server to the instance. Normally, <text:s/>the address is the value in site.master on the Management Node, if you DB2 server is on the Management Node. </text:p>
      <text:p text:style-name="Code_20_Indented"/>
      <text:p text:style-name="P97"><text:soft-page-break/>After you finish running the script to setup the client, <text:s/>you can proceed to <text:reference-ref text:reference-format="text" text:ref-name="Test the Database Connection ">Test the Database Connection </text:reference-ref>.</text:p>
      <text:p text:style-name="P30"/>
      <text:p text:style-name="Code_20_Indented"/>
      <text:p text:style-name="P74"/>
      <text:p text:style-name="P96">This section takes you through the creation of the <text:s/>the DB2 Client <text:s/>Instance on the Service Node. <text:s/>The Client Instance will be called xcatdb.</text:p>
      <text:p text:style-name="P96"><text:s/>For more information on what is an Instance and what part it plays in DB2, <text:s/>read the following <text:a xlink:type="simple" xlink:href="http://www.linuxdocs.org/HOWTOs/DB2-HOWTO/db2instance.html">DB2 information</text:a>.</text:p>
      <text:p text:style-name="P96"/>
      <text:p text:style-name="P96"/>
      <text:p text:style-name="P60"><text:s/><text:span text:style-name="T23">All of the following steps must be run logged into the Service <text:s/>Node as root. <text:s/></text:span></text:p>
      <text:p text:style-name="P61"/>
      <text:p text:style-name="P60"/>
      <text:list text:style-name="L6" text:continue-numbering="true">
        <text:list-header>
          <text:p text:style-name="P176"/>
        </text:list-header>
      </text:list>
      <text:list text:style-name="L6">
        <text:list-item text:start-value="1">
          <text:p text:style-name="P176"><text:s/>Create a xcatdb user id and group for the DB2 client instance. <text:s/>The home directory for the instance will be in /var/lib/db2 as on the MN. </text:p>
          <text:p text:style-name="P160"><text:span text:style-name="T7"><text:line-break/><text:line-break/>On AIX:<text:line-break/></text:span><text:span text:style-name="T1"><text:line-break/></text:span><text:span text:style-name="T73">mkgroup xcatdb<text:line-break/>mkuser pgrp='xcatdb' home='/var/lib/db2' shell='/bin/ksh' <text:s/>xcatdb</text:span></text:p>
          <text:p text:style-name="P180"/>
          <text:p text:style-name="P160"><text:span text:style-name="T68"><text:line-break/></text:span><text:span text:style-name="T1"><text:line-break/></text:span><text:span text:style-name="T70">On Linux:</text:span><text:span text:style-name="T3"> </text:span></text:p>
          <text:p text:style-name="P378"/>
          <text:p text:style-name="P183">groupadd <text:s/>xcatdb</text:p>
          <text:p text:style-name="P160"><text:span text:style-name="T69">useradd -d /var/lib/db2 -g xcatdb <text:s/>-m -s /bin/bash xcatdb</text:span><text:span text:style-name="T68"><text:line-break/></text:span><text:span text:style-name="T1"><text:line-break/></text:span></text:p>
          <text:p text:style-name="P315"/>
        </text:list-item>
        <text:list-item>
          <text:p text:style-name="P131">Set the xcatdb password</text:p>
          <text:p text:style-name="P150"><text:span text:style-name="T7"><text:s text:c="12"/>On AIX <text:line-break/> <text:s text:c="11"/></text:span><text:span text:style-name="T8">chpasswd -c</text:span></text:p>
          <text:p text:style-name="P162">xcatdb:&lt;passwd&gt;</text:p>
          <text:p text:style-name="P162">ctl-D</text:p>
          <text:p text:style-name="P162"/>
          <text:p text:style-name="P129"><text:s text:c="12"/>On Linux</text:p>
          <text:p text:style-name="P162">chpasswd </text:p>
          <text:p text:style-name="P162">xcatdb:&lt;passwd&gt;</text:p>
          <text:p text:style-name="P162">ctl-D</text:p>
          <text:p text:style-name="P162"/>
          <text:p text:style-name="P131"><text:soft-page-break/>Note: we use the chpasswd command so the password will not have to be changed the first time we use the xcatdb userid. <text:line-break/><text:line-break/> <text:s text:c="11"/></text:p>
          <text:p text:style-name="P317"/>
        </text:list-item>
        <text:list-item>
          <text:p text:style-name="P318">Add the following entry into /etc/services on the Service Node</text:p>
          <text:p text:style-name="P213"><text:line-break/><text:span text:style-name="T27">Edit the /etc/services file and add the following (suggestion: insert above the references section) </text:span></text:p>
        </text:list-item>
      </text:list>
      <text:p text:style-name="P11"/>
      <text:p text:style-name="P50"># note this must match what is in /etc/services on the Management/DB2 Server. Again make sure matching port is not used on both machines. </text:p>
      <text:p text:style-name="P50"/>
      <text:p text:style-name="P50">db2c_xcatdb <text:s text:c="3"/>50001/tcp <text:s text:c="3"/># Port for DB2 Server Connect</text:p>
      <text:p text:style-name="P50"/>
      <text:p text:style-name="P52"/>
      <text:list text:style-name="L6" text:continue-numbering="true">
        <text:list-item>
          <text:p text:style-name="P317">Create the DB2 Client Instance</text:p>
        </text:list-item>
      </text:list>
      <text:p text:style-name="P48">To create the xCAT DB2 Client Instance run the following:</text:p>
      <text:p text:style-name="P49"><text:s text:c="3"/></text:p>
      <text:p text:style-name="P19"><text:s text:c="6"/><text:span text:style-name="T23">On Linux:</text:span></text:p>
      <text:p text:style-name="P58"><text:span text:style-name="T9">/opt/ibm/db2/V9.7/instance/db2icrt -s client xcatdb </text:span><text:line-break/>On AIX:<text:line-break/><text:span text:style-name="T9">/opt/IBM/db2/V9.7/instance/db2icrt -s client xcatdb</text:span></text:p>
      <text:list text:style-name="L6" text:continue-numbering="true">
        <text:list-item>
          <text:p text:style-name="P381">Update the <text:s/>Client Instance</text:p>
        </text:list-item>
      </text:list>
      <text:p text:style-name="Standard"/>
      <text:p text:style-name="P84">su – xcatdb</text:p>
      <text:p text:style-name="P85"><text:span text:style-name="T5">&gt;</text:span><text:span text:style-name="T51">export EXTSHM=ON </text:span></text:p>
      <text:p text:style-name="P81"><text:span text:style-name="T55">&gt;</text:span><text:span text:style-name="T50">db2set DB2ENVLIST=EXTSHM </text:span></text:p>
      <text:p text:style-name="P87"/>
      <text:list text:style-name="L6" text:continue-numbering="true">
        <text:list-item>
          <text:p text:style-name="P322">Extend the number of shared memory segments allowed.</text:p>
          <text:p text:style-name="P322">Add the following line to /var/lib/db2/sqllib/db2profile</text:p>
          <text:p text:style-name="P322">Note: you will need to add this export for all ID's that access the database. </text:p>
          <text:p text:style-name="P322"><text:s text:c="4"/></text:p>
          <text:p text:style-name="P322"><text:s text:c="5"/>EXTSHM=ON</text:p>
          <text:p text:style-name="P322"><text:s text:c="5"/>export EXTSHM</text:p>
          <text:p text:style-name="P322"/>
        </text:list-item>
        <text:list-item>
          <text:p text:style-name="P322">Set the db2 environment variables for root </text:p>
          <text:p text:style-name="P322">For AIX as root:</text:p>
          <text:p text:style-name="P322"><text:s text:c="6"/>vi /etc/profile</text:p>
        </text:list-item>
      </text:list>
      <text:p text:style-name="P62"><text:s text:c="18"/>add the following lines:</text:p>
      <text:p text:style-name="P62"><text:s text:c="19"/>export DB2INSTANCE=xcatdb </text:p>
      <text:p text:style-name="Body_20_Text_20_First_20_Indent"><text:s text:c="15"/>export EXTSHM=ON</text:p>
      <text:p text:style-name="P62"><text:s text:c="20"/></text:p>
      <text:list text:style-name="L6" text:continue-numbering="true">
        <text:list-header>
          <text:p text:style-name="P322"><text:s text:c="6"/></text:p>
          <text:p text:style-name="P322">For Linux as root:</text:p>
          <text:p text:style-name="P322"><text:soft-page-break/><text:s text:c="6"/>cd /etc/profile.d</text:p>
          <text:p text:style-name="P322"><text:s text:c="7"/>vi xcat.sh</text:p>
          <text:p text:style-name="P322"><text:s text:c="10"/>add the following line:</text:p>
          <text:p text:style-name="P322"><text:s text:c="11"/>export DB2INSTANCE=xcatdb</text:p>
          <text:p text:style-name="P322"><text:s text:c="11"/>export EXTSHM=ON</text:p>
          <text:p text:style-name="P322"><text:s text:c="11"/></text:p>
        </text:list-header>
      </text:list>
      <text:p text:style-name="P76"><text:s text:c="13"/>vi xcat.csh</text:p>
      <text:p text:style-name="P76"><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Standard"><text:span text:style-name="T12"><text:s text:c="11"/>export DB2INSTANCE=xcatdb; <text:s/>export EXTSHM=ON <text:s text:c="12"/></text:span><text:line-break/></text:p>
      <text:p text:style-name="P9"/>
      <text:h text:style-name="Heading_20_2" text:outline-level="2">Creating the catalog of the DB2 Server Node on the Service Node </text:h>
      <text:p text:style-name="Default_20_Text"/>
      <text:p text:style-name="P37">Now we will setup the Client on the Service Node <text:s/>to access the database on the Management Node (mn) using xcatdb instance on the Service Node:</text:p>
      <text:p text:style-name="P37"/>
      <text:p text:style-name="P38"/>
      <text:p text:style-name="P95"/>
      <text:p text:style-name="Code_20_Indented"><text:s text:c="3"/>su – xcatdb</text:p>
      <text:p text:style-name="P56"><text:s/></text:p>
      <text:p text:style-name="P56">db2 catalog tcpip node mn <text:s/>remote 9.114.113.203 server db2c_xcatdb </text:p>
      <text:p text:style-name="P56">(note: port must match what is in /etc/services)</text:p>
      <text:p text:style-name="P56">db2 terminate <text:s/>( refreshes cache)</text:p>
      <text:p text:style-name="P56"/>
      <text:p text:style-name="P56">to check run db2 list node directory:</text:p>
      <text:p text:style-name="P56"/>
      <text:p text:style-name="P56"><text:s/>db2 list node directory</text:p>
      <text:p text:style-name="P56"/>
      <text:p text:style-name="P56"><text:s/>Node Directory</text:p>
      <text:p text:style-name="P56"/>
      <text:p text:style-name="P56"><text:s/>Number of entries in the directory = 1</text:p>
      <text:p text:style-name="P56"/>
      <text:p text:style-name="P56">Node 1 entry:</text:p>
      <text:p text:style-name="P56"/>
      <text:p text:style-name="P56"><text:s/>Node name <text:s text:c="21"/>= MN</text:p>
      <text:p text:style-name="P56"><text:s/>Comment <text:s text:c="23"/>=</text:p>
      <text:p text:style-name="P56"><text:s/>Directory entry type <text:s text:c="10"/>= LOCAL</text:p>
      <text:p text:style-name="P56"><text:soft-page-break/><text:s/>Protocol <text:s text:c="22"/>= TCPIP</text:p>
      <text:p text:style-name="P56"><text:s/>Hostname <text:s text:c="22"/>= 9.114.113.203</text:p>
      <text:p text:style-name="P56"><text:s/>Service name <text:s text:c="18"/>= db2c_xcatdb</text:p>
      <text:p text:style-name="P56"/>
      <text:p text:style-name="P56"/>
      <text:p text:style-name="P56"/>
      <text:p text:style-name="P57">Note: <text:s/>9.114.113.203 <text:s/>must be an address or resolvable hostname that the Service Node can access the Management Node. </text:p>
      <text:p text:style-name="P75"/>
      <text:p text:style-name="P82"/>
      <text:p text:style-name="P82"/>
      <text:h text:style-name="Heading_20_2" text:outline-level="2"><text:s/>Catalog the Server Instance Database on the Service Node</text:h>
      <text:p text:style-name="P11">Next on the Service Node, we will catalog the xcatdb database and it's location on the mn.</text:p>
      <text:p text:style-name="P11"/>
      <text:p text:style-name="P11"/>
      <text:p text:style-name="P11"/>
      <text:p text:style-name="P11"><text:s text:c="14"/>su – xcatdb ( if not already there)</text:p>
      <text:p text:style-name="P56">db2 catalog db xcatdb <text:s/>as xcatdb at node mn</text:p>
      <text:p text:style-name="P56">db2 terminate <text:s/>( refreshes cache)</text:p>
      <text:p text:style-name="P56"/>
      <text:p text:style-name="P58">For more information: See <text:s text:c="2"/>http://publib.boulder.ibm.com/infocenter/db2luw/v8/index.jsp?topic=/com.ibm.db2.udb.doc/core/r0001944.htm</text:p>
      <text:p text:style-name="P16"/>
      <text:p text:style-name="P11"/>
      <text:p text:style-name="P11"/>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1"/>
      <text:p text:style-name="Code_20_Indented"/>
      <text:p text:style-name="Code_20_Indented"/>
      <text:p text:style-name="Code_20_Indented"><text:s/>db2 connect to xcatdb user xcatdb </text:p>
      <text:p text:style-name="Code_20_Indented"/>
      <text:p text:style-name="P11">You will be prompted for xcatdb's password. After entering it you should see something similar to this: </text:p>
      <text:p text:style-name="P11"/>
      <text:p text:style-name="P11">Database Connection Information Database server = DB2/LINUXPPC64 9.7.1</text:p>
      <text:p text:style-name="P11"><text:s/>SQL authorization ID = XCATDB</text:p>
      <text:p text:style-name="P11"><text:s/>Local database alias = XCATDB </text:p>
      <text:p text:style-name="P11"/>
      <text:p text:style-name="P11">Close the connection with - </text:p>
      <text:p text:style-name="P11"/>
      <text:p text:style-name="Code_20_Indented"><text:s/>db2 connect reset </text:p>
      <text:p text:style-name="Code_20_Indented"><text:s/>exit</text:p>
      <text:h text:style-name="Heading_20_2" text:outline-level="2"><text:soft-page-break/><text:s/>Start the xCAT daemon</text:h>
      <text:p text:style-name="P23">If the service node has xCAT installed, <text:s/>you can not start the xcatd daemon</text:p>
      <text:p text:style-name="P23"><text:s text:c="3"/>On AIX: <text:s/>restartxcatd</text:p>
      <text:p text:style-name="P23"><text:s text:c="3"/>On Linux: service xcatd start </text:p>
      <text:p text:style-name="Default_20_Text"/>
      <text:h text:style-name="Heading_20_1" text:outline-level="1"><text:s/>Adding ODBC support </text:h>
      <text:p text:style-name="Default_20_Text"/>
      <text:p text:style-name="P109">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11"/>
      <text:p text:style-name="P114"/>
      <text:p text:style-name="P110">More information about the IBM DB2 Driver for ODBC and CLI is found in </text:p>
      <text:p text:style-name="P108">http://publib.boulder.ibm.com/infocenter/db2luw/v9/index.jsp?topic=/com.ibm.db2.udb.apdv.cli.doc/doc/c0023378.htm</text:p>
      <text:h text:style-name="Heading_20_2" text:outline-level="2">Setup the ODBC on the Management Node (DB2 Server)</text:h>
      <text:p text:style-name="P112"><text:span text:style-name="T57">As of xCAT 2.5 or later, you can use db2sqlsetup command in xCAT to perform the ODBC setup operations below. See manpage for</text:span> <text:span text:style-name="T57">db2sqlsetup. <text:s/></text:span></text:p>
      <text:p text:style-name="P112"><text:span text:style-name="T57"/></text:p>
      <text:p text:style-name="P124"><text:span text:style-name="T57">To setup the ODBC on the MN using db2sqlsetup, <text:s/>run the following command. You must be in a writeable directory to run the command, because it will need to create <text:s/>a file to the current directory. </text:span></text:p>
      <text:p text:style-name="P182"><text:span text:style-name="T57">db2sqlsetup -o -S -V </text:span></text:p>
      <text:p text:style-name="Code_20_Indented"><text:span text:style-name="T57"/></text:p>
      <text:p text:style-name="P112"><text:span text:style-name="T57"><text:s/>After using the db2sqlsetup script you can move on to </text:span><text:span text:style-name="T57"><text:reference-ref text:reference-format="text" text:ref-name="Setup ODBC on the Service Nodes">Setup ODBC on the Service Nodes</text:reference-ref></text:span><text:span text:style-name="T57">.</text:span></text:p>
      <text:p text:style-name="Heading_20_3"><text:span text:style-name="T42">1. Install ODBC package and set up the DB2 driver</text:span><text:span text:style-name="T26"> </text:span><text:span text:style-name="T42">.</text:span></text:p>
      <text:p text:style-name="P98"/>
      <text:p text:style-name="Text_20_body"><text:span text:style-name="T42">On AIX: You need the </text:span><text:span text:style-name="T46">unixODBC </text:span><text:span text:style-name="T42">package</text:span><text:span text:style-name="T45">s</text:span></text:p>
      <text:p text:style-name="Text_20_body"><text:span text:style-name="T42">included in the </text:span><text:span text:style-name="T46">dep-aix-xxxx.tar.gz </text:span><text:span text:style-name="T42">file. The </text:span><text:span text:style-name="T46">.gz </text:span><text:span text:style-name="T42">file</text:span><text:span text:style-name="T26"> </text:span><text:span text:style-name="T42">was</text:span><text:span text:style-name="T74"> </text:span><text:span text:style-name="T42">download when</text:span><text:span text:style-name="T26"> </text:span><text:span text:style-name="T42">the </text:span><text:span text:style-name="T42">xCAT </text:span><text:span text:style-name="T42">Management Node was setup. To install the package, go to the directory where the gz file was untared and use the following command:</text:span></text:p>
      <text:p text:style-name="P98"/>
      <text:p text:style-name="P99">rpm -i unixODBC-*</text:p>
      <text:p text:style-name="P98"><text:soft-page-break/></text:p>
      <text:p text:style-name="P104">When a new a new DB2 instance is created on AIX, DB2 places a copy of the ODBC DB2 driver into the database instance directory: &lt;DB2INSTANCE_HOME&gt;/sqllib/lib/libdb2.a, <text:s/>where in our process &lt;DB2INSTANCE_HOME&gt; is /var/lib/db2.</text:p>
      <text:p text:style-name="P111"/>
      <text:p text:style-name="P111"/>
      <text:p text:style-name="P104">The unixODBC Driver Manager loads the DB2 Driver dynamically so the shared object must be extracted from the driver. To do this use the following commands: </text:p>
      <text:p text:style-name="P98"/>
      <text:p text:style-name="P104">cd <text:s/>/var/lib/db2/sqllib/lib</text:p>
      <text:p text:style-name="P104">ar -x libdb2.a</text:p>
      <text:p text:style-name="P98"/>
      <text:p text:style-name="P104">This produces a shr.o. Rename this file to libdb2.so.</text:p>
      <text:p text:style-name="P104">mv shr.o libdb2.so</text:p>
      <text:p text:style-name="P104"/>
      <text:p text:style-name="P104"/>
      <text:p text:style-name="P104">On Linux: The unixODBC package come as part of the OS. <text:s text:c="2"/>Refer to</text:p>
      <text:p text:style-name="P104">xCAT Top Doc for how to get packages from the distro.</text:p>
      <text:p text:style-name="P99">rpm -i unixODBC-*</text:p>
      <text:p text:style-name="P117"/>
      <text:p text:style-name="P116"/>
      <text:p text:style-name="P98"/>
      <text:p text:style-name="Text_20_body"><text:span text:style-name="T42">2. To configure ODBC you need to make changes to the </text:span><text:span text:style-name="T46">odbcinst.ini and</text:span></text:p>
      <text:p text:style-name="Text_20_body"><text:span text:style-name="T46">odbc.ini </text:span><text:span text:style-name="T42">files so that ODBC works with the xCAT database. First update the</text:span></text:p>
      <text:p text:style-name="Text_20_body"><text:span text:style-name="T46">odbcinst.ini </text:span><text:span text:style-name="T42">file with the correct driver </text:span><text:span text:style-name="T42">name.</text:span></text:p>
      <text:p text:style-name="P98"/>
      <text:p text:style-name="P104">On AIX, RH and Fedora:</text:p>
      <text:p text:style-name="P98"/>
      <text:p text:style-name="P104">For the Driver, enter the path name of the shared object you created:</text:p>
      <text:p text:style-name="P98"/>
      <text:p text:style-name="P99">vi /etc/odbcinst.ini</text:p>
      <text:p text:style-name="P98"><text:span text:style-name="T76">[</text:span><text:span text:style-name="T76">DB2]</text:span></text:p>
      <text:p text:style-name="P98"><text:soft-page-break/><text:span text:style-name="T76">Description = </text:span><text:span text:style-name="T76">DB2 Driver</text:span></text:p>
      <text:p text:style-name="P98"><text:span text:style-name="T76">Driver = </text:span><text:span text:style-name="T76">/var/lib/db2/sqllib/lib/libdb2.so</text:span></text:p>
      <text:p text:style-name="P105">FileUsage = 1</text:p>
      <text:p text:style-name="P105">DontDLClose = 1</text:p>
      <text:p text:style-name="P98"/>
      <text:p text:style-name="P104">On SLES: <text:s text:c="2"/>(TBD, if supported)</text:p>
      <text:p text:style-name="P98"/>
      <text:p text:style-name="P99">vi /etc/unixODBC/odbcinst.ini</text:p>
      <text:p text:style-name="P105">[DB2]</text:p>
      <text:p text:style-name="P105">Description = DB2 Driver</text:p>
      <text:p text:style-name="P105">Driver = /var/lib/db2/sqllib/lib/libdb2.so</text:p>
      <text:p text:style-name="P105">FileUsage = 1</text:p>
      <text:p text:style-name="P105">DontDLClose = 1</text:p>
      <text:p text:style-name="P98"/>
      <text:p text:style-name="Text_20_body"><text:span text:style-name="T42">Then update the </text:span><text:span text:style-name="T46">obdc.ini </text:span><text:span text:style-name="T42">files with the DSN information for ODBC. Use</text:span></text:p>
      <text:p text:style-name="P104">DATABASE instance name and database <text:s/>as defined in the /etc/xcat/cfgloc file. In our process they are the same. </text:p>
      <text:p text:style-name="P113"/>
      <text:p text:style-name="P98"/>
      <text:p text:style-name="P104">On AIX, ( Redhat to be tested ):</text:p>
      <text:p text:style-name="P99">vi /etc/odbc.ini</text:p>
      <text:p text:style-name="P105">[xcatdb]</text:p>
      <text:p text:style-name="P98"><text:span text:style-name="T76">Driver = </text:span><text:span text:style-name="T76">DB2</text:span></text:p>
      <text:p text:style-name="P98"><text:span text:style-name="T76">DATABASE = </text:span><text:span text:style-name="T76">xcatdb</text:span></text:p>
      <text:p text:style-name="P98"/>
      <text:p text:style-name="P104">On SLES ( to be tested. If supported) </text:p>
      <text:p text:style-name="P99">vi /etc/unixODBC/odbc.ini</text:p>
      <text:p text:style-name="P105">[xcatdb]</text:p>
      <text:p text:style-name="P105">Driver = DB2</text:p>
      <text:p text:style-name="P105">DATABASE = xcatdb</text:p>
      <text:p text:style-name="P118"/>
      <text:p text:style-name="P98"/>
      <text:p text:style-name="P104">3. Put the instancename <text:s/>and password for xcatdb database on the root's home</text:p>
      <text:p text:style-name="P104"><text:soft-page-break/>directory so that user root will not have to specify them when accessing the</text:p>
      <text:p text:style-name="P104">database through ODBC. The DATABASE, instancename <text:s/>and</text:p>
      <text:p text:style-name="Text_20_body"><text:span text:style-name="T42">PASSWORD must match was put in the </text:span><text:span text:style-name="T46">/etc/xcat/cfgloc </text:span><text:span text:style-name="T42">file.</text:span></text:p>
      <text:p text:style-name="Text_20_body"><text:span text:style-name="T42">v</text:span><text:span text:style-name="T46">i ~/.odbc.ini</text:span></text:p>
      <text:p text:style-name="P98"/>
      <text:p text:style-name="P98"><text:span text:style-name="T77">[x</text:span><text:span text:style-name="T77">catdb</text:span><text:span text:style-name="T77">]</text:span></text:p>
      <text:p text:style-name="P106">DATABASE = xcatdb</text:p>
      <text:p text:style-name="P98"><text:span text:style-name="T77">USER = xcat</text:span><text:span text:style-name="T77">db</text:span></text:p>
      <text:p text:style-name="P106">PASSWORD = xcat20l</text:p>
      <text:p text:style-name="P98"/>
      <text:p text:style-name="P104">Update the permissions for root only read of the file.</text:p>
      <text:p text:style-name="P98"/>
      <text:p text:style-name="P99">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22">Skip this step, if there are no service nodes in the cluster.</text:p>
          <text:p text:style-name="P125"/>
        </text:list-header>
      </text:list>
      <text:p text:style-name="Text_20_body"><text:span text:style-name="T44">If there are service nodes in the cluster you need to install</text:span><text:span text:style-name="T48"> </text:span></text:p>
      <text:p text:style-name="Text_20_body"><text:span text:style-name="T42">unixODBC and the DB2 driver</text:span><text:span text:style-name="T26"> </text:span><text:span text:style-name="T42">on them and modify the ODBC configuration files just as we did in step 1 and 2. <text:s text:c="2"/>You should have already installed and setup the DB2 Client code on the Service Nodes as documented in </text:span><text:span text:style-name="T42"><text:reference-ref text:reference-format="text" text:ref-name="Setting up the DB2 Client on the Service Nodes">Setting up the DB2 Client on the Service Nodes</text:reference-ref></text:span><text:span text:style-name="T42">.</text:span></text:p>
      <text:p text:style-name="P104">Install the DB2 driver into the same directory as on the management node, so the odbcinst.ini file can be the same on the management and service nodes..</text:p>
      <text:p text:style-name="P98"/>
      <text:p text:style-name="Text_20_body"><text:span text:style-name="T42">xCAT has utilities to install additional software on the nodes. To install ODBC </text:span><text:span text:style-name="T26"><text:s/></text:span><text:span text:style-name="T42">on to the service nodes, refer to the following documents for details:</text:span></text:p>
      <text:p text:style-name="P98"/>
      <text:p text:style-name="Text_20_body"><text:span text:style-name="T42">AIX: </text:span><text:a xlink:type="simple" xlink:href="http://xcat.svn.sourceforge.net/viewvc/xcat/xcat-core/trunk/xCAT-client/share/doc/xCAT2onAIXUpdates.pdf"><text:span text:style-name="T78">xCAT2onAIXUpdates.pdf</text:span></text:a></text:p>
      <text:p text:style-name="P104">Linux: <text:a xlink:type="simple" xlink:href="http://xcat.svn.sourceforge.net/viewvc/xcat/xcat-core/trunk/xCAT-client/share/doc/xCAT2-updatenode.pdf">xCAT2-updatenode.pdf</text:a></text:p>
      <text:p text:style-name="P98">I<text:span text:style-name="T21">f the Service Node is already installed with xCAT, You can use the db2sqlsetup script to setup your service nodes on the service node, instead of the following manual steps. <text:s/></text:span></text:p>
      <text:p text:style-name="P124"><text:span text:style-name="T57">To setup the ODBC on the SN using db2sqlsetup, <text:s/>run the following command. You </text:span><text:soft-page-break/><text:span text:style-name="T57">must be in a writeable directory to run the command, because it will need to create <text:s/>a file to the current directory. </text:span></text:p>
      <text:p text:style-name="P186"><text:span text:style-name="T67">db2sqlsetup -o -C -V </text:span></text:p>
      <text:p text:style-name="P98"><text:span text:style-name="T21"/></text:p>
      <text:p text:style-name="P98"><text:span text:style-name="T21"><text:s text:c="3"/>If you use the db2sqlsetup routine on the Service Node, you can skip to </text:span><text:span text:style-name="T21"><text:reference-ref text:reference-format="text" text:ref-name="Test the ODBC connection.">Test the ODBC connection.</text:reference-ref></text:span></text:p>
      <text:p text:style-name="P104">To setup the ODBC configuration files, just <text:s/>sync the files to the service nodes from the ones setup on the Management Node. <text:s text:c="25"/></text:p>
      <text:p text:style-name="Text_20_body"><text:span text:style-name="T42">The service in the following command</text:span><text:span text:style-name="T74"> </text:span><text:span text:style-name="T42">is the node group name for all the service nodes.</text:span></text:p>
      <text:p text:style-name="P104">On AIX:</text:p>
      <text:p text:style-name="P99">xdcp service -v /etc/odbcinst.ini /etc/odbcinst.ini</text:p>
      <text:p text:style-name="P99">xdcp service -v /etc/odbc.ini /etc/odbc.ini</text:p>
      <text:p text:style-name="P99">xdcp service -v /.odbc.ini /.odbc.ini</text:p>
      <text:p text:style-name="P98"/>
      <text:p text:style-name="P104">On RH and Fedora:</text:p>
      <text:p text:style-name="P99">xdcp service -v /etc/odbcinst.ini /etc/odbcinst.ini</text:p>
      <text:p text:style-name="P99">xdcp service -v /etc/odbc.ini /etc/odbc.ini</text:p>
      <text:p text:style-name="P99">xdcp service -v /root/.odbc.ini /root/.odbc.ini</text:p>
      <text:p text:style-name="P98"/>
      <text:p text:style-name="P104">On SLES</text:p>
      <text:p text:style-name="P99">xdcp service -v /etc/unixODBC/odbcinst.ini /etc/unixODBC/odbcinst.ini</text:p>
      <text:p text:style-name="P99">xdcp service -v /etc/unixODBC/odbc.ini /etc/unixODBC/odbc.ini</text:p>
      <text:p text:style-name="P99">xdcp service -v /root/.odbc.ini /root/.odbc.ini</text:p>
      <text:p text:style-name="P99"/>
      <text:p text:style-name="P103">You will have to setup one additional file on the Service Node(client):</text:p>
      <text:p text:style-name="P99"><text:span text:style-name="T2">If </text:span>/var/lib/db2/sqllib/cfg/db2cli.ini <text:span text:style-name="T2">exists then </text:span></text:p>
      <text:p text:style-name="P99">cp /var/lib/db2/sqllib/cfg/db2cli.ini /var/lib/db2/sqllib/cfg/db2cli.ini.org</text:p>
      <text:p text:style-name="P99"/>
      <text:p text:style-name="P101">then whether it exists or not</text:p>
      <text:p text:style-name="P99">vi /var/lib/db2/sqllib/cfg/db2cli.ini</text:p>
      <text:p text:style-name="P101">Add the following stanza:</text:p>
      <text:p text:style-name="P102">[xcatdb]</text:p>
      <text:p text:style-name="P102"><text:soft-page-break/>uid=xcatdb</text:p>
      <text:p text:style-name="P102">pwd=xcat201</text:p>
      <text:p text:style-name="P99">chown xcatdb /var/lib/db2/sqllib/cfg/db2cli.ini</text:p>
      <text:p text:style-name="P99">chmod 0600 /var/lib/db2/sqllib/cfg/db2cli.ini</text:p>
      <text:p text:style-name="P115"/>
      <text:p text:style-name="P104">5. <text:reference-mark-start text:name="Test the ODBC connection."/>Test the ODBC connection.<text:reference-mark-end text:name="Test the ODBC connection."/></text:p>
      <text:p text:style-name="Text_20_body"><text:span text:style-name="T42">On AIX, as root: </text:span><text:span text:style-name="T46">/usr/local/bin/isql -v xcatdb</text:span></text:p>
      <text:p text:style-name="Text_20_body"><text:span text:style-name="T42">or as non-root user: </text:span><text:span text:style-name="T46">/usr/local/bin/isql -v xcatdb xcatdb &lt;passwd&gt;</text:span></text:p>
      <text:p text:style-name="P98"><text:span text:style-name="T79">On Linux, as root: </text:span><text:span text:style-name="T75">/usr/bin/isql -v xcatdb</text:span></text:p>
      <text:p text:style-name="P98"><text:span text:style-name="T79">or as non-root user: </text:span><text:span text:style-name="T75">/usr/bin/isql -v xcatdb xcatadmin xcat201</text:span></text:p>
      <text:p text:style-name="P98"> </text:p>
      <text:p text:style-name="P99">/usr/local/bin/isql -v xcatdb</text:p>
      <text:p text:style-name="P107">+--------------------+</text:p>
      <text:p text:style-name="P107">| Connected! |</text:p>
      <text:p text:style-name="P107">| |</text:p>
      <text:p text:style-name="P107">| sql-statement |</text:p>
      <text:p text:style-name="P107">| help[tablename] |</text:p>
      <text:p text:style-name="P107">| quit |</text:p>
      <text:p text:style-name="P107">+--------------------+</text:p>
      <text:p text:style-name="P100">SQL&gt; LIST <text:s/>TABLES;</text:p>
      <text:p text:style-name="P107">+--------------------+</text:p>
      <text:p text:style-name="P107">| Tables_in_xcatdb |</text:p>
      <text:p text:style-name="P107">|--------------------|</text:p>
      <text:p text:style-name="P107">| . |</text:p>
      <text:p text:style-name="P107">| networks |</text:p>
      <text:p text:style-name="P107">| nodelist |</text:p>
      <text:p text:style-name="P107">| site |</text:p>
      <text:p text:style-name="P107">| . |</text:p>
      <text:p text:style-name="P107">| . |</text:p>
      <text:p text:style-name="P107">+--------------------+</text:p>
      <text:p text:style-name="P107">SQL&gt; DESCRIBE table site;</text:p>
      <text:p text:style-name="P107">+----------+--------------+------+-----+---------+-------+</text:p>
      <text:p text:style-name="P107">| Field | Type | Null | Key | Default | Extra |</text:p>
      <text:p text:style-name="P107"><text:soft-page-break/>+----------+--------------+------+-----+---------+-------+</text:p>
      <text:p text:style-name="P107">| key | varchar(128) | NO | PRI | | |</text:p>
      <text:p text:style-name="P107">| value | text | YES | | NULL | |</text:p>
      <text:p text:style-name="P107">| comments | text | YES | | NULL | |</text:p>
      <text:p text:style-name="P107">| disable | text | YES | | NULL | |</text:p>
      <text:p text:style-name="P107">+----------+--------------+------+-----+---------+-------+</text:p>
      <text:p text:style-name="Text_20_body"><text:span text:style-name="T47">SQL </text:span><text:span text:style-name="T43">&gt; </text:span><text:span text:style-name="T4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39"><text:a xlink:type="simple" xlink:href="http://xcat.svn.sourceforge.net/viewvc/xcat/xcat-core/trunk/xCAT-client/share/doc/xCAT2SetupHierarchy.pdf">Setting up Hierarchy in xCAT </text:a></text:p>
        </text:list-item>
        <text:list-item>
          <text:p text:style-name="P239"><text:a xlink:type="simple" xlink:href="http://xcat.svn.sourceforge.net/viewvc/xcat/xcat-core/trunk/xCAT-client/share/doc/xCAT2onAIXServiceNodes.pdf">Setting up an AIX Hierarchical Cluster</text:a></text:p>
        </text:list-item>
      </text:list>
      <text:h text:style-name="Heading_20_1" text:outline-level="1"><text:a xlink:type="simple" xlink:href="http://xcat.svn.sourceforge.net/viewvc/xcat/xcat-core/trunk/xCAT-client/share/doc/xCAT2onAIXServiceNodes.pdf"><text:span text:style-name="T37"><text:s/>Migrating to AIX 7.1</text:span></text:a></text:h>
      <text:p text:style-name="Default_20_Text"><text:a xlink:type="simple" xlink:href="http://xcat.svn.sourceforge.net/viewvc/xcat/xcat-core/trunk/xCAT-client/share/doc/xCAT2onAIXServiceNodes.pdf"><text:span text:style-name="T37"/></text:a></text:p>
      <text:p text:style-name="P6">AIX 7.1 <text:s/>uses a new level of Perl ( 5.10.1). <text:s text:c="2"/>A new level for AIX 7.1 of the perl-DBD rpm for MySQL must be installed to replaced the AIX 6.x <text:s/>rpm that was installed previously. </text:p>
      <text:p text:style-name="P6"/>
      <text:p text:style-name="P6">During the <text:s/>migration:</text:p>
      <text:p text:style-name="P6"><text:s/>the xcatd daemon should be stopped. </text:p>
      <text:p text:style-name="P6"/>
      <text:p text:style-name="P6">After the OS migration:</text:p>
      <text:p text:style-name="P6">The new <text:s/>perl-DBD rpm can be obtained from the xcat deps package on the web: <text:s/></text:p>
      <text:p text:style-name="P6"/>
      <text:p text:style-name="P6"/>
      <text:p text:style-name="P6"/>
      <text:p text:style-name="P6"/>
      <text:list text:style-name="L12">
        <text:list-item>
          <text:p text:style-name="P275">Download the latest xCAT AIX deps package <text:s/>package, go to the 7.1 subdirectory</text:p>
        </text:list-item>
        <text:list-item>
          <text:p text:style-name="P275">rpm -Uvh perl-DBD-DB2-1-2.aix7.1.ppc.rpm</text:p>
        </text:list-item>
        <text:list-item>
          <text:p text:style-name="P277">start the xcatd daemon</text:p>
        </text:list-item>
      </text:list>
      <text:h text:style-name="Heading_20_1" text:outline-level="1"><text:s/>Removing xCAT from DB2</text:h>
      <text:p text:style-name="P30"/>
      <text:p text:style-name="P24"/>
      <text:p text:style-name="P53"><text:soft-page-break/>To remove the database, <text:s/>first back it up.<text:line-break/><text:line-break/><text:span text:style-name="T1">mkdir -p ~/xcat-dbback<text:line-break/>dumpxCATdb -p ~/xcat-dbback</text:span></text:p>
      <text:p text:style-name="P25"/>
      <text:list text:style-name="L13">
        <text:list-item>
          <text:list>
            <text:list-item>
              <text:p text:style-name="P133">stop the xcatd daemon</text:p>
            </text:list-item>
            <text:list-item>
              <text:p text:style-name="P142">Now remove the database. <text:line-break/><text:line-break/>su – xcatdb</text:p>
            </text:list-item>
          </text:list>
          <text:p text:style-name="P142"><text:s text:c="4"/>&gt;<text:span text:style-name="T49">db2 force application all</text:span></text:p>
          <text:p text:style-name="P142"><text:span text:style-name="T49"><text:s text:c="4"/>&gt;</text:span><text:span text:style-name="T52">db2iauto -off xcatdb</text:span></text:p>
          <text:list>
            <text:list-header>
              <text:p text:style-name="P145">&gt;db2 drop database xcatdb</text:p>
              <text:p text:style-name="P145"><text:line-break/></text:p>
            </text:list-header>
            <text:list-item>
              <text:p text:style-name="P133">remove /etc/xcat/cfgloc file ( points xCAT to DB2)</text:p>
              <text:p text:style-name="P133"/>
            </text:list-item>
            <text:list-item>
              <text:p text:style-name="P133">Install the DB2 <text:s/>database into SQLite</text:p>
              <text:p text:style-name="P137">XCATBYPASS=1 restorexCATdb -p ~/xcat-dbback</text:p>
            </text:list-item>
            <text:list-item>
              <text:p text:style-name="P133">start xcatd</text:p>
              <text:p text:style-name="P133"/>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4">
        <text:list-item>
          <text:p text:style-name="P241">Stop the xcatd daemon</text:p>
        </text:list-item>
        <text:list-item>
          <text:p text:style-name="P241">Remove the instance: ( <text:s/>if will not remove, <text:s/>su – xcatdb on the MN and db2stop, then try again).</text:p>
          <text:p text:style-name="P241">/opt/IBM/db2/V9.7/instance/db2idrop xcatdb</text:p>
        </text:list-item>
        <text:list-item>
          <text:p text:style-name="P241">Check to see if no instance:</text:p>
          <text:p text:style-name="P241">/opt/IBM/db2/V9.7/instance/db2ilist</text:p>
          <text:p text:style-name="P241"><text:s/></text:p>
        </text:list-item>
        <text:list-item>
          <text:p text:style-name="P241">Remove the DB2 ( this takes a while and removes the db2 installed):</text:p>
          <text:p text:style-name="P241">/opt/IBM/db2/V9.7/install/db2_deinstall -a</text:p>
        </text:list-item>
        <text:list-item>
          <text:p text:style-name="P241">Make sure /opt/IBM/db2/V9.7 is empty if you want to install db2 again</text:p>
        </text:list-item>
        <text:list-item>
          <text:p text:style-name="P241">remove instance port from /etc/services</text:p>
          <text:p text:style-name="P241"><text:soft-page-break/>vi /etc/services</text:p>
          <text:p text:style-name="P241">delete entry: db2c_xcatdb1 <text:s text:c="3"/>50001/tcp <text:s text:c="3"/># Port for server connection</text:p>
        </text:list-item>
        <text:list-item>
          <text:p text:style-name="P241">remove xcatdb user and xcatdb group</text:p>
        </text:list-item>
        <text:list-item>
          <text:p text:style-name="P241">rm -rf /var/lib/db2/* <text:s/></text:p>
        </text:list-item>
        <text:list-item>
          <text:p text:style-name="P241">remove export DB2INSTANCE=xcatdb from /etc/profile on AIX, <text:s/>or /etc/profile.d/xcat.sh or xcat.csh on Linux.</text:p>
          <text:p text:style-name="P241"/>
          <text:p text:style-name="P314"><text:s text:c="3"/>On the Management Node</text:p>
        </text:list-item>
      </text:list>
      <text:p text:style-name="P23"/>
      <text:list text:style-name="L15">
        <text:list-item>
          <text:p text:style-name="P288">stop the xcatd daemon</text:p>
        </text:list-item>
        <text:list-item>
          <text:p text:style-name="P288">su – xcatdb <text:s text:c="3"/></text:p>
        </text:list-item>
        <text:list-item>
          <text:p text:style-name="P288">remove the database </text:p>
          <text:p text:style-name="P288"><text:s/>db2 drop database xcatdb <text:s/></text:p>
        </text:list-item>
        <text:list-item>
          <text:p text:style-name="P288">stop db2</text:p>
          <text:p text:style-name="P288">db2stop</text:p>
        </text:list-item>
        <text:list-item>
          <text:p text:style-name="P294"><text:s text:c="2"/>as <text:s/>root <text:s/>perform the remainder of these steps ( example AIX path)</text:p>
        </text:list-item>
        <text:list-item>
          <text:p text:style-name="P295">Remove xcatdb instance </text:p>
        </text:list-item>
      </text:list>
      <text:list text:style-name="L14" text:continue-numbering="true">
        <text:list-header>
          <text:p text:style-name="P296">/opt/IBM/db2/V9.7/instance/db2idrop xcatdb</text:p>
        </text:list-header>
      </text:list>
      <text:list text:style-name="L15" text:continue-numbering="true">
        <text:list-header>
          <text:p text:style-name="P288"/>
        </text:list-header>
        <text:list-item>
          <text:p text:style-name="P288">Check to see if no xcatdb instance</text:p>
          <text:p text:style-name="P288"><text:s text:c="4"/>/opt/IBM/db2/V9.7/instance/db2ilist </text:p>
        </text:list-item>
        <text:list-item>
          <text:p text:style-name="P288">Remove DB2 , if you want to deinstall DB2 ( this takes a while, this removes the DB2 install)</text:p>
          <text:p text:style-name="P288"><text:s text:c="3"/>/opt/IBM/db2/V9.7/install/db2_deinstall -a</text:p>
        </text:list-item>
        <text:list-item>
          <text:p text:style-name="P288">Make sure <text:s/>/opt/IBM/db2/V9.7 is empty, or you will not be able to install DB2 there again. </text:p>
        </text:list-item>
        <text:list-item>
          <text:p text:style-name="P288">Remove xcat entries in /etc/services</text:p>
          <text:p text:style-name="P288"># xcatdb db2 entries</text:p>
          <text:p text:style-name="P288">DB2_xcatdb_END <text:s/>60003/tcp</text:p>
          <text:p text:style-name="P288">db2c_xcatdb <text:s text:c="4"/>50001/tcp <text:s text:c="3"/># Port for server connection</text:p>
          <text:p text:style-name="P288"/>
          <text:p text:style-name="P288"/>
        </text:list-item>
        <text:list-item>
          <text:p text:style-name="P288">remove xcatdb user and xcatdb group</text:p>
        </text:list-item>
        <text:list-item>
          <text:p text:style-name="P288">rm -rf /var/lib/db2/* <text:s/></text:p>
          <text:p text:style-name="P288"/>
        </text:list-item>
      </text:list>
      <text:list text:style-name="L14" text:continue-numbering="true">
        <text:list-item>
          <text:p text:style-name="P312">remove export DB2INSTANCE=xcatdb from /etc/profile on AIX, <text:s/>or /etc/profile.d/xcat.sh or xcat.csh on Linux.</text:p>
          <text:p text:style-name="P312"><text:s text:c="12"/></text:p>
          <text:p text:style-name="P241"/>
        </text:list-item>
      </text:list>
      <text:h text:style-name="Heading_20_1" text:outline-level="1"><text:reference-mark-start text:name="References"/><text:s/>References<text:reference-mark-end text:name="References"/></text:h>
      <text:list text:style-name="L16">
        <text:list-item>
          <text:p text:style-name="P278"><text:span text:style-name="T57">Configuring and Managing BlueGene <text:s/></text:span><text:a xlink:type="simple" xlink:href="http://www.redbooks.ibm.com/redbooks/pdfs/sg247352.pdf"><text:span text:style-name="T57">DB2 Setup Sections</text:span></text:a></text:p>
        </text:list-item>
        <text:list-item>
          <text:p text:style-name="P278"><text:a xlink:type="simple" xlink:href="http://www.ibm.com/developerworks/data/library/techarticle/dm-0606khatri/%20"><text:span text:style-name="T57">MySQL to DB2 migration</text:span></text:a></text:p>
        </text:list-item>
        <text:list-item>
          <text:p text:style-name="P278"><text:a xlink:type="simple" xlink:href="http://publib.boulder.ibm.com/infocenter/db2luw/v9r7/index.jsp?topic=/com.ibm.db2.luw.qb.server.doc/doc/t0007067.html"><text:span text:style-name="T57">Setting up the DB2 Client</text:span></text:a></text:p>
        </text:list-item>
        <text:list-item>
          <text:p text:style-name="P278"><text:soft-page-break/><text:a xlink:type="simple" xlink:href="http://www.michael-thomas.com/tech/db2/db2_survival_guide.htm"><text:span text:style-name="T57">DB2 Survival Guide</text:span></text:a></text:p>
        </text:list-item>
        <text:list-item>
          <text:p text:style-name="P278"><text:a xlink:type="simple" xlink:href="http://search.cpan.org/~ibmtordb2/DBD-DB2-1.74/DB2.pod"><text:span text:style-name="T57">DBD:DB2 pod</text:span></text:a></text:p>
        </text:list-item>
        <text:list-item>
          <text:p text:style-name="P278"><text:a xlink:type="simple" xlink:href="http://www.redbooks.ibm.com/redbooks/pdfs/sg247653.pdf"><text:span text:style-name="T57">DB2 Deployment Guide</text:span></text:a></text:p>
        </text:list-item>
        <text:list-item>
          <text:p text:style-name="P278"><text:a xlink:type="simple" xlink:href="http://www-01.ibm.com/support/docview.wss?rs=71&amp;uid=swg21297335"><text:span text:style-name="T57">DB2 Perl Database Interface </text:span></text:a></text:p>
        </text:list-item>
        <text:list-item>
          <text:p text:style-name="P278"><text:a xlink:type="simple" xlink:href="http://www.mail-archive.com/dbi-users@perl.org/"><text:span text:style-name="T57">DBI <text:s/>mail archives</text:span></text:a></text:p>
        </text:list-item>
        <text:list-item>
          <text:p text:style-name="P278"><text:a xlink:type="simple" xlink:href="http://www.ibm.com/developerworks/data/library/techarticle/dm-0512greenstein/"><text:span text:style-name="T57">Perl Progamming with DB2 </text:span></text:a></text:p>
        </text:list-item>
        <text:list-item>
          <text:p text:style-name="P278"><text:a xlink:type="simple" xlink:href="ftp://ftp.software.ibm.com/ps/products/db2/info/vr8/pdf/letter/db2ise80.pdf"><text:span text:style-name="T57">Quick Beginnings for DB2 </text:span></text:a></text:p>
        </text:list-item>
      </text:list>
      <text:h text:style-name="Heading_20_1" text:outline-level="1"><text:s/>Diagnostics</text:h>
      <text:p text:style-name="Default_20_Text"/>
      <text:list text:style-name="L17">
        <text:list-item>
          <text:p text:style-name="P258">“Total Environment Allocation Failure” <text:s/>when running xCAT command to</text:p>
          <text:p text:style-name="P258">the database, such as tabdump. </text:p>
          <text:p text:style-name="P258">echo $DB2INSTANCE <text:s/>should be xcatdb </text:p>
          <text:p text:style-name="P258">Usually loss of critical DB2 Env Var settings for the following:</text:p>
          <text:p text:style-name="P272">DB2INSTANCE=xcatdb <text:s/>( most important) </text:p>
          <text:p text:style-name="P200"><text:span text:style-name="Teletype"><text:span text:style-name="T16">CUR_INSTHOME=/var/lib/db2</text:span></text:span></text:p>
        </text:list-item>
      </text:list>
      <text:list text:style-name="L18">
        <text:list-header>
          <text:p text:style-name="P201"><text:span text:style-name="Teletype"><text:span text:style-name="T16">DB2DIR=/opt/ibm/db2/V9.7</text:span></text:span></text:p>
          <text:p text:style-name="P201"><text:span text:style-name="Teletype"><text:span text:style-name="T16">INSTHOME=/var/lib/db2</text:span></text:span></text:p>
          <text:p text:style-name="P203"><text:span text:style-name="T7">See:</text:span><text:a xlink:type="simple" xlink:href="http://www.perlmonks.org/?node_id=682626"><text:span text:style-name="T7">http://www.perlmonks.org/?node_id=682626</text:span></text:a></text:p>
          <text:p text:style-name="P203"><text:span text:style-name="T7">See: </text:span><text:span text:style-name="T7"><text:reference-ref text:reference-format="text" text:ref-name="1)Set the db2 instance name for root">Set the db2  environment variables for root </text:reference-ref></text:span></text:p>
          <text:p text:style-name="P205"/>
        </text:list-header>
      </text:list>
      <text:list text:style-name="L17" text:continue-numbering="true">
        <text:list-item>
          <text:p text:style-name="P258"><text:s/>Set diagnostics level in database </text:p>
          <text:p text:style-name="P258"><text:s text:c="2"/>You can up the diagnotics level and watch for database errors in the ~/sqllib/db2dump/db2diag.log <text:s text:c="2"/>and <text:s/>xcatdb.nfy under the xcatdb instance home directory on the DB2 Server. <text:s/></text:p>
          <text:p text:style-name="P258">Run the following to increase <text:s/>the diagnostics level. <text:s/>Note: this should be set back to level 3 <text:s/>after diagnosing the problem, because it affects DB performance.</text:p>
        </text:list-item>
      </text:list>
      <text:p text:style-name="Code_20_Indented"/>
      <text:p text:style-name="P81">On the MN:</text:p>
      <text:p text:style-name="P81"><text:s text:c="3"/>stop the xcat daemon (stopsrc -s xcatd, or service xcatd stop) <text:s/></text:p>
      <text:p text:style-name="P81"><text:s text:c="3"/>su – xcatdb</text:p>
      <text:p text:style-name="P81"><text:s text:c="3"/>db2 update dbm cfg using diaglevel 4 </text:p>
      <text:p text:style-name="P81"><text:s text:c="3"/>db2stop</text:p>
      <text:p text:style-name="P81"><text:s text:c="3"/>db2start</text:p>
      <text:p text:style-name="P81"/>
      <text:h text:style-name="Heading_20_1" text:outline-level="1"><text:s/>Appendix A:<text:reference-mark-start text:name="Build  the Perl DBD::DB2 code"/>Building Perl DBD::DB2 code<text:reference-mark-end text:name="Build  the Perl DBD::DB2 code"/></text:h>
      <text:p text:style-name="Default_20_Text"/>
      <text:p text:style-name="Default_20_Text"><text:soft-page-break/>If you cannot use the <text:s/><text:span text:style-name="T22">perl-DBD-DB2 rpm </text:span><text:span text:style-name="T24">supplied by xCAT and must build your own, that is </text:span>you are using a different version of DB2 or <text:s/>not Redhat 5 or 6 Linux, <text:s/>then you must build your own perl DBD::DB2 code . </text:p>
      <text:p text:style-name="Default_20_Text"/>
      <text:p text:style-name="Default_20_Text"><text:span text:style-name="T71"><text:s/>The level we have tested with is 1.78. <text:s/>If you have an older version, <text:s/>upgrade to 1.78. <text:s/>Some of the older versions do not support the function needed by xCAT. If you have 1.78 installed you can move on to </text:span><text:span text:style-name="T71"><text:reference-ref text:reference-format="text" text:ref-name="Setting up the DB2 Server Instance">Setting up the DB2 Server Instance</text:reference-ref></text:span><text:span text:style-name="T71">. </text:span></text:p>
      <text:p text:style-name="P33">For the build and installation of the Perl DBD::DB2 module follow the instructions below. <text:s/>You can read information about the Perl interface to DB2 at this site. </text:p>
      <text:p text:style-name="P34"/>
      <text:p text:style-name="P34"><text:a xlink:type="simple" xlink:href="http://www-01.ibm.com/support/docview.wss?rs=71&amp;uid=swg21297335">http://www-01.ibm.com/support/docview.wss?rs=71&amp;uid=swg21297335</text:a></text:p>
      <text:p text:style-name="P45">or </text:p>
      <text:p text:style-name="P47">http://www-01.ibm.com/support/docview.wss?rs=71&amp;uid=swg21297335</text:p>
      <text:p text:style-name="P34"/>
      <text:p text:style-name="P34">You will download <text:s/>the latest DBD:DB2 source code <text:a xlink:type="simple" xlink:href="http://search.cpan.org/~ibmtordb2/">from CPAN.</text:a></text:p>
      <text:p text:style-name="P34"><text:a xlink:type="simple" xlink:href="http://search.cpan.org/~ibmtordb2/"/></text:p>
      <text:p text:style-name="P94"><text:a xlink:type="simple" xlink:href="http://search.cpan.org/~ibmtordb2/"><text:span text:style-name="T37">Note on AIX: you must install the VAC C/C++ compiler, on Linux gcc compiler</text:span></text:a></text:p>
      <text:p text:style-name="P34"><text:a xlink:type="simple" xlink:href="http://search.cpan.org/~ibmtordb2/"/></text:p>
      <text:p text:style-name="P34"/>
      <text:p text:style-name="P34">We will then compile and install <text:s/>it on your machine with the DB2 database you have installed.</text:p>
      <text:p text:style-name="P34"/>
      <text:p text:style-name="Code_20_Indented">mkdir ~/DBD</text:p>
      <text:p text:style-name="Code_20_Indented">cd ~/DBD</text:p>
      <text:p text:style-name="Code_20_Indented">download the current DBD source <text:s/>into ~/DBD </text:p>
      <text:p text:style-name="P17"><text:span text:style-name="T32"><text:s text:c="3"/>wget </text:span><text:span text:style-name="T33">http://search.cpan.org/CPAN/authors/id/I/IB/IBMTORDB2/DBD-DB2-1.78.tar.gz</text:span></text:p>
      <text:p text:style-name="P14"/>
      <text:p text:style-name="P13"><text:s text:c="4"/></text:p>
      <text:p text:style-name="P13"><text:s text:c="3"/>If wget is not available, ftp the file to the directory.</text:p>
      <text:p text:style-name="Code_20_Indented">zcat DBD-DB2-1.78.tar.gz | tar -xvf-</text:p>
      <text:p text:style-name="Code_20_Indented">cd ~/DBD/DBD-DB2-1.78</text:p>
      <text:p text:style-name="Code_20_Indented"/>
      <text:p text:style-name="P88"/>
      <text:p text:style-name="Standard">Build and install <text:s/>the Perl DBD:</text:p>
      <text:p text:style-name="Standard"/>
      <text:p text:style-name="P97">On Linux:</text:p>
      <text:p text:style-name="P97"><text:s text:c="5"/>o<text:span text:style-name="T80">n Redhat5</text:span></text:p>
      <text:p text:style-name="Code_20_Indented"><text:s/><text:span text:style-name="T34">DB2_HOME=/opt/ibm/db2/V9.7 DB2LIB=/opt/ibm/db2/V9.7/lib32 perl Makefile.PL</text:span></text:p>
      <text:p text:style-name="P78"/>
      <text:p text:style-name="P18"><text:span text:style-name="T34"><text:s text:c="2"/></text:span><text:span text:style-name="T35">on Redhat6</text:span></text:p>
      <text:p text:style-name="P18"><text:span text:style-name="T35"><text:s text:c="4"/></text:span><text:span text:style-name="T36">DB2_HOME=/opt/ibm/db2/V9.7 DB2LIB=/opt/ibm/db2/V9.7/lib64 perl Makefile.PL</text:span></text:p>
      <text:p text:style-name="P20"><text:s text:c="4"/>vi /etc/ld.so.conf</text:p>
      <text:p text:style-name="P20"><text:s text:c="4"/>add the following line</text:p>
      <text:p text:style-name="P20"><text:s text:c="4"/>/opt/ibm/db2/V9.7/lib64</text:p>
      <text:p text:style-name="P20"><text:s text:c="4"/>run ldconfig</text:p>
      <text:p text:style-name="P20"><text:s text:c="5"/></text:p>
      <text:p text:style-name="P78"/>
      <text:p text:style-name="P79">on SLES</text:p>
      <text:p text:style-name="P78"><text:s/>DB2_HOME=/opt/ibm/db2/V9.7 DB2LIB=/opt/ibm/db2/V9.7/lib64 perl Makefile.PL</text:p>
      <text:p text:style-name="P78"><text:soft-page-break/></text:p>
      <text:p text:style-name="P22">On AIX:</text:p>
      <text:p text:style-name="P78">DB2_HOME=/opt/IBM/db2/V9.7 <text:s/>perl Makefile.PL</text:p>
      <text:p text:style-name="P80"/>
      <text:p text:style-name="P22">For both AIX and Linux:</text:p>
      <text:p text:style-name="Code_20_Indented"/>
      <text:p text:style-name="P18"><text:s text:c="4"/>make <text:s/>( on Linux you will get warnings)</text:p>
      <text:p text:style-name="P18"><text:s text:c="4"/>make test</text:p>
      <text:p text:style-name="P18"><text:s text:c="4"/>make install (if the tests look okay)</text:p>
      <text:p text:style-name="P18"/>
      <text:p text:style-name="Body_20_Text_20_First_20_Indent">Note: <text:s/>if you are using perl 5.8.8 <text:s/>on AIX <text:s/>(<text:span text:style-name="T30"> AIX61J <text:s text:c="2"/>- <text:s text:c="3"/>AIX61 TL5 <text:s text:c="2"/>(AIX 6.1.5.0) </text:span></text:p>
      <text:p text:style-name="P18"><text:s text:c="5"/>/usr/bin/perl -&gt; /usr/opt/perl5/bin/perl5.8.8</text:p>
      <text:p text:style-name="P18"/>
      <text:p text:style-name="P18"><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8"/>
      <text:p text:style-name="P18">The generated Makefile that is correct has the following line in it:</text:p>
      <text:p text:style-name="P18">CDLFLAGS = -bE:/usr/opt/perl5/lib/5.8.8/aix-thread-multi/CORE/perl.exp -bE:/usr</text:p>
      <text:p text:style-name="P18">/opt/perl5/lib/5.8.8/aix-thread-multi/CORE/perl.exp -bE:/usr/opt/perl5/lib/5.8.8</text:p>
      <text:p text:style-name="P18">/aix-thread-multi/CORE/perl.exp -bE:/usr/opt/perl5/lib/5.8.8/aix-thread-multi/CORE/perl.exp</text:p>
      <text:p text:style-name="P18"/>
      <text:p text:style-name="P18"/>
      <text:p text:style-name="Code_20_Indented"/>
      <text:p text:style-name="P18"><text:span text:style-name="T21">If the make does not fail and the Makefile looks correct, </text:span>continue using the 5.8.8 Makefile. <text:s text:c="2"/></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10-07T09:08:13</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32" meta:paragraph-count="731" meta:word-count="6838" meta:character-count="41349"/>
  </office:meta>
</office:document-meta>
</file>